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E699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5B9BD5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0000"/>
      <style:text-properties fo:color="#FFFFFF"/>
    </style:style>
    <style:style style:name="ce10" style:family="table-cell" style:parent-style-name="Default" style:data-style-name="N0">
      <style:table-cell-properties fo:background-color="#FFE699"/>
    </style:style>
    <style:style style:name="ce11" style:family="table-cell" style:parent-style-name="Default" style:data-style-name="N0">
      <style:table-cell-properties fo:background-color="#5B9BD5"/>
    </style:style>
    <style:style style:name="ce12" style:family="table-cell" style:parent-style-name="Default" style:data-style-name="N0">
      <style:table-cell-properties fo:background-color="#F2C6F0"/>
    </style:style>
    <style:style style:name="ce13" style:family="table-cell" style:parent-style-name="Default" style:data-style-name="N0">
      <style:table-cell-properties fo:background-color="#F2C6F0"/>
    </style:style>
    <style:style style:name="ce14" style:family="table-cell" style:parent-style-name="Default" style:data-style-name="N0">
      <style:table-cell-properties fo:background-color="transparent"/>
      <style:text-properties fo:color="#000000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1191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AUDCx</text:p>
          </table:table-cell>
          <table:table-cell office:value-type="string" table:style-name="ce1">
            <text:p>DIV\AUDFx: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5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000" table:formula="of:=30000/(([.C1]+1)*[.B2])" table:style-name="ce1">
            <text:p>30000</text:p>
          </table:table-cell>
          <table:table-cell office:value-type="float" office:value="15000" table:formula="of:=30000/(([.D1]+1)*1)" table:style-name="ce1">
            <text:p>15000</text:p>
          </table:table-cell>
          <table:table-cell office:value-type="float" office:value="10000" table:formula="of:=30000/(([.E1]+1)*1)" table:style-name="ce1">
            <text:p>10000</text:p>
          </table:table-cell>
          <table:table-cell office:value-type="float" office:value="7500" table:formula="of:=30000/(([.F1]+1)*1)" table:style-name="ce1">
            <text:p>7500</text:p>
          </table:table-cell>
          <table:table-cell office:value-type="float" office:value="6000" table:formula="of:=30000/(([.G1]+1)*1)" table:style-name="ce1">
            <text:p>6000</text:p>
          </table:table-cell>
          <table:table-cell office:value-type="float" office:value="5000" table:formula="of:=30000/(([.H1]+1)*1)" table:style-name="ce1">
            <text:p>5000</text:p>
          </table:table-cell>
          <table:table-cell office:value-type="float" office:value="4285.7142857142853" table:formula="of:=30000/(([.I1]+1)*1)" table:style-name="ce1">
            <text:p>4285.714286</text:p>
          </table:table-cell>
          <table:table-cell office:value-type="float" office:value="3750" table:formula="of:=30000/(([.J1]+1)*1)" table:style-name="ce1">
            <text:p>3750</text:p>
          </table:table-cell>
          <table:table-cell office:value-type="float" office:value="3333.3333333333335" table:formula="of:=30000/(([.K1]+1)*1)" table:style-name="ce1">
            <text:p>3333.333333</text:p>
          </table:table-cell>
          <table:table-cell office:value-type="float" office:value="3000" table:formula="of:=30000/(([.L1]+1)*1)" table:style-name="ce1">
            <text:p>3000</text:p>
          </table:table-cell>
          <table:table-cell office:value-type="float" office:value="2727.2727272727275" table:formula="of:=30000/(([.M1]+1)*1)" table:style-name="ce1">
            <text:p>2727.272727</text:p>
          </table:table-cell>
          <table:table-cell office:value-type="float" office:value="2500" table:formula="of:=30000/(([.N1]+1)*1)" table:style-name="ce1">
            <text:p>2500</text:p>
          </table:table-cell>
          <table:table-cell office:value-type="float" office:value="2307.6923076923076" table:formula="of:=30000/(([.O1]+1)*1)" table:style-name="ce1">
            <text:p>2307.692308</text:p>
          </table:table-cell>
          <table:table-cell office:value-type="float" office:value="2142.8571428571427" table:formula="of:=30000/(([.P1]+1)*1)" table:style-name="ce1">
            <text:p>2142.857143</text:p>
          </table:table-cell>
          <table:table-cell office:value-type="float" office:value="2000" table:formula="of:=30000/(([.Q1]+1)*1)" table:style-name="ce1">
            <text:p>2000</text:p>
          </table:table-cell>
          <table:table-cell office:value-type="float" office:value="1875" table:formula="of:=30000/(([.R1]+1)*1)" table:style-name="ce1">
            <text:p>1875</text:p>
          </table:table-cell>
          <table:table-cell office:value-type="float" office:value="1764.7058823529412" table:formula="of:=30000/(([.S1]+1)*1)" table:style-name="ce1">
            <text:p>1764.705882</text:p>
          </table:table-cell>
          <table:table-cell office:value-type="float" office:value="1666.6666666666667" table:formula="of:=30000/(([.T1]+1)*1)" table:style-name="ce1">
            <text:p>1666.666667</text:p>
          </table:table-cell>
          <table:table-cell office:value-type="float" office:value="1578.9473684210527" table:formula="of:=30000/(([.U1]+1)*1)" table:style-name="ce1">
            <text:p>1578.947368</text:p>
          </table:table-cell>
          <table:table-cell office:value-type="float" office:value="1500" table:formula="of:=30000/(([.V1]+1)*1)" table:style-name="ce1">
            <text:p>1500</text:p>
          </table:table-cell>
          <table:table-cell office:value-type="float" office:value="1428.5714285714287" table:formula="of:=30000/(([.W1]+1)*1)" table:style-name="ce1">
            <text:p>1428.571429</text:p>
          </table:table-cell>
          <table:table-cell office:value-type="float" office:value="1363.6363636363637" table:formula="of:=30000/(([.X1]+1)*1)" table:style-name="ce1">
            <text:p>1363.636364</text:p>
          </table:table-cell>
          <table:table-cell office:value-type="float" office:value="1304.3478260869565" table:formula="of:=30000/(([.Y1]+1)*1)" table:style-name="ce1">
            <text:p>1304.347826</text:p>
          </table:table-cell>
          <table:table-cell office:value-type="float" office:value="1250" table:formula="of:=30000/(([.Z1]+1)*1)" table:style-name="ce1">
            <text:p>1250</text:p>
          </table:table-cell>
          <table:table-cell office:value-type="float" office:value="1200" table:formula="of:=30000/(([.AA1]+1)*1)" table:style-name="ce1">
            <text:p>1200</text:p>
          </table:table-cell>
          <table:table-cell office:value-type="float" office:value="1153.8461538461538" table:formula="of:=30000/(([.AB1]+1)*1)" table:style-name="ce1">
            <text:p>1153.846154</text:p>
          </table:table-cell>
          <table:table-cell office:value-type="float" office:value="1111.1111111111111" table:formula="of:=30000/(([.AC1]+1)*1)" table:style-name="ce1">
            <text:p>1111.111111</text:p>
          </table:table-cell>
          <table:table-cell office:value-type="float" office:value="1071.4285714285713" table:formula="of:=30000/(([.AD1]+1)*1)" table:style-name="ce1">
            <text:p>1071.428571</text:p>
          </table:table-cell>
          <table:table-cell office:value-type="float" office:value="1034.4827586206898" table:formula="of:=30000/(([.AE1]+1)*1)" table:style-name="ce1">
            <text:p>1034.482759</text:p>
          </table:table-cell>
          <table:table-cell office:value-type="float" office:value="1000" table:formula="of:=30000/(([.AF1]+1)*1)" table:style-name="ce1">
            <text:p>1000</text:p>
          </table:table-cell>
          <table:table-cell office:value-type="float" office:value="967.74193548387098" table:formula="of:=30000/(([.AG1]+1)*1)" table:style-name="ce1">
            <text:p>967.7419355</text:p>
          </table:table-cell>
          <table:table-cell office:value-type="float" office:value="937.5" table:formula="of:=30000/(([.AH1]+1)*1)" table:style-name="ce1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000" table:formula="of:=30000/(([.C1]+1)*[.B3])" table:style-name="ce2">
            <text:p>30000</text:p>
          </table:table-cell>
          <table:table-cell office:value-type="float" office:value="15000" table:formula="of:=30000/(([.D1]+1)*1)" table:style-name="ce2">
            <text:p>15000</text:p>
          </table:table-cell>
          <table:table-cell office:value-type="float" office:value="10000" table:formula="of:=30000/(([.E1]+1)*1)" table:style-name="ce2">
            <text:p>10000</text:p>
          </table:table-cell>
          <table:table-cell office:value-type="float" office:value="7500" table:formula="of:=30000/(([.F1]+1)*1)" table:style-name="ce2">
            <text:p>7500</text:p>
          </table:table-cell>
          <table:table-cell office:value-type="float" office:value="6000" table:formula="of:=30000/(([.G1]+1)*1)" table:style-name="ce2">
            <text:p>6000</text:p>
          </table:table-cell>
          <table:table-cell office:value-type="float" office:value="5000" table:formula="of:=30000/(([.H1]+1)*1)" table:style-name="ce2">
            <text:p>5000</text:p>
          </table:table-cell>
          <table:table-cell office:value-type="float" office:value="4285.7142857142853" table:formula="of:=30000/(([.I1]+1)*1)" table:style-name="ce2">
            <text:p>4285.714286</text:p>
          </table:table-cell>
          <table:table-cell office:value-type="float" office:value="3750" table:formula="of:=30000/(([.J1]+1)*1)" table:style-name="ce2">
            <text:p>3750</text:p>
          </table:table-cell>
          <table:table-cell office:value-type="float" office:value="3333.3333333333335" table:formula="of:=30000/(([.K1]+1)*1)" table:style-name="ce2">
            <text:p>3333.333333</text:p>
          </table:table-cell>
          <table:table-cell office:value-type="float" office:value="3000" table:formula="of:=30000/(([.L1]+1)*1)" table:style-name="ce2">
            <text:p>3000</text:p>
          </table:table-cell>
          <table:table-cell office:value-type="float" office:value="2727.2727272727275" table:formula="of:=30000/(([.M1]+1)*1)" table:style-name="ce2">
            <text:p>2727.272727</text:p>
          </table:table-cell>
          <table:table-cell office:value-type="float" office:value="2500" table:formula="of:=30000/(([.N1]+1)*1)" table:style-name="ce2">
            <text:p>2500</text:p>
          </table:table-cell>
          <table:table-cell office:value-type="float" office:value="2307.6923076923076" table:formula="of:=30000/(([.O1]+1)*1)" table:style-name="ce2">
            <text:p>2307.692308</text:p>
          </table:table-cell>
          <table:table-cell office:value-type="float" office:value="2142.8571428571427" table:formula="of:=30000/(([.P1]+1)*1)" table:style-name="ce2">
            <text:p>2142.857143</text:p>
          </table:table-cell>
          <table:table-cell office:value-type="float" office:value="2000" table:formula="of:=30000/(([.Q1]+1)*1)" table:style-name="ce2">
            <text:p>2000</text:p>
          </table:table-cell>
          <table:table-cell office:value-type="float" office:value="1875" table:formula="of:=30000/(([.R1]+1)*1)" table:style-name="ce2">
            <text:p>1875</text:p>
          </table:table-cell>
          <table:table-cell office:value-type="float" office:value="1764.7058823529412" table:formula="of:=30000/(([.S1]+1)*1)" table:style-name="ce2">
            <text:p>1764.705882</text:p>
          </table:table-cell>
          <table:table-cell office:value-type="float" office:value="1666.6666666666667" table:formula="of:=30000/(([.T1]+1)*1)" table:style-name="ce2">
            <text:p>1666.666667</text:p>
          </table:table-cell>
          <table:table-cell office:value-type="float" office:value="1578.9473684210527" table:formula="of:=30000/(([.U1]+1)*1)" table:style-name="ce2">
            <text:p>1578.947368</text:p>
          </table:table-cell>
          <table:table-cell office:value-type="float" office:value="1500" table:formula="of:=30000/(([.V1]+1)*1)" table:style-name="ce2">
            <text:p>1500</text:p>
          </table:table-cell>
          <table:table-cell office:value-type="float" office:value="1428.5714285714287" table:formula="of:=30000/(([.W1]+1)*1)" table:style-name="ce2">
            <text:p>1428.571429</text:p>
          </table:table-cell>
          <table:table-cell office:value-type="float" office:value="1363.6363636363637" table:formula="of:=30000/(([.X1]+1)*1)" table:style-name="ce2">
            <text:p>1363.636364</text:p>
          </table:table-cell>
          <table:table-cell office:value-type="float" office:value="1304.3478260869565" table:formula="of:=30000/(([.Y1]+1)*1)" table:style-name="ce2">
            <text:p>1304.347826</text:p>
          </table:table-cell>
          <table:table-cell office:value-type="float" office:value="1250" table:formula="of:=30000/(([.Z1]+1)*1)" table:style-name="ce2">
            <text:p>1250</text:p>
          </table:table-cell>
          <table:table-cell office:value-type="float" office:value="1200" table:formula="of:=30000/(([.AA1]+1)*1)" table:style-name="ce2">
            <text:p>1200</text:p>
          </table:table-cell>
          <table:table-cell office:value-type="float" office:value="1153.8461538461538" table:formula="of:=30000/(([.AB1]+1)*1)" table:style-name="ce2">
            <text:p>1153.846154</text:p>
          </table:table-cell>
          <table:table-cell office:value-type="float" office:value="1111.1111111111111" table:formula="of:=30000/(([.AC1]+1)*1)" table:style-name="ce2">
            <text:p>1111.111111</text:p>
          </table:table-cell>
          <table:table-cell office:value-type="float" office:value="1071.4285714285713" table:formula="of:=30000/(([.AD1]+1)*1)" table:style-name="ce2">
            <text:p>1071.428571</text:p>
          </table:table-cell>
          <table:table-cell office:value-type="float" office:value="1034.4827586206898" table:formula="of:=30000/(([.AE1]+1)*1)" table:style-name="ce2">
            <text:p>1034.482759</text:p>
          </table:table-cell>
          <table:table-cell office:value-type="float" office:value="1000" table:formula="of:=30000/(([.AF1]+1)*1)" table:style-name="ce2">
            <text:p>1000</text:p>
          </table:table-cell>
          <table:table-cell office:value-type="float" office:value="967.74193548387098" table:formula="of:=30000/(([.AG1]+1)*1)" table:style-name="ce2">
            <text:p>967.7419355</text:p>
          </table:table-cell>
          <table:table-cell office:value-type="float" office:value="937.5" table:formula="of:=30000/(([.AH1]+1)*1)" table:style-name="ce2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2000" table:formula="of:=30000/(([.C1]+1)*[.B4])" table:style-name="ce2">
            <text:p>2000</text:p>
          </table:table-cell>
          <table:table-cell office:value-type="float" office:value="1000" table:formula="of:=30000/(([.D1]+1)*15)" table:style-name="ce2">
            <text:p>1000</text:p>
          </table:table-cell>
          <table:table-cell office:value-type="float" office:value="666.66666666666663" table:formula="of:=30000/(([.E1]+1)*15)" table:style-name="ce2">
            <text:p>666.6666667</text:p>
          </table:table-cell>
          <table:table-cell office:value-type="float" office:value="500" table:formula="of:=30000/(([.F1]+1)*15)" table:style-name="ce2">
            <text:p>500</text:p>
          </table:table-cell>
          <table:table-cell office:value-type="float" office:value="400" table:formula="of:=30000/(([.G1]+1)*15)" table:style-name="ce2">
            <text:p>400</text:p>
          </table:table-cell>
          <table:table-cell office:value-type="float" office:value="333.33333333333331" table:formula="of:=30000/(([.H1]+1)*15)" table:style-name="ce2">
            <text:p>333.3333333</text:p>
          </table:table-cell>
          <table:table-cell office:value-type="float" office:value="285.71428571428572" table:formula="of:=30000/(([.I1]+1)*15)" table:style-name="ce2">
            <text:p>285.7142857</text:p>
          </table:table-cell>
          <table:table-cell office:value-type="float" office:value="250" table:formula="of:=30000/(([.J1]+1)*15)" table:style-name="ce2">
            <text:p>250</text:p>
          </table:table-cell>
          <table:table-cell office:value-type="float" office:value="222.22222222222223" table:formula="of:=30000/(([.K1]+1)*15)" table:style-name="ce2">
            <text:p>222.2222222</text:p>
          </table:table-cell>
          <table:table-cell office:value-type="float" office:value="200" table:formula="of:=30000/(([.L1]+1)*15)" table:style-name="ce2">
            <text:p>200</text:p>
          </table:table-cell>
          <table:table-cell office:value-type="float" office:value="181.81818181818181" table:formula="of:=30000/(([.M1]+1)*15)" table:style-name="ce2">
            <text:p>181.8181818</text:p>
          </table:table-cell>
          <table:table-cell office:value-type="float" office:value="166.66666666666666" table:formula="of:=30000/(([.N1]+1)*15)" table:style-name="ce2">
            <text:p>166.6666667</text:p>
          </table:table-cell>
          <table:table-cell office:value-type="float" office:value="153.84615384615384" table:formula="of:=30000/(([.O1]+1)*15)" table:style-name="ce2">
            <text:p>153.8461538</text:p>
          </table:table-cell>
          <table:table-cell office:value-type="float" office:value="142.85714285714286" table:formula="of:=30000/(([.P1]+1)*15)" table:style-name="ce2">
            <text:p>142.8571429</text:p>
          </table:table-cell>
          <table:table-cell office:value-type="float" office:value="133.33333333333334" table:formula="of:=30000/(([.Q1]+1)*15)" table:style-name="ce2">
            <text:p>133.3333333</text:p>
          </table:table-cell>
          <table:table-cell office:value-type="float" office:value="125" table:formula="of:=30000/(([.R1]+1)*15)" table:style-name="ce2">
            <text:p>125</text:p>
          </table:table-cell>
          <table:table-cell office:value-type="float" office:value="117.64705882352941" table:formula="of:=30000/(([.S1]+1)*15)" table:style-name="ce2">
            <text:p>117.6470588</text:p>
          </table:table-cell>
          <table:table-cell office:value-type="float" office:value="111.11111111111111" table:formula="of:=30000/(([.T1]+1)*15)" table:style-name="ce2">
            <text:p>111.1111111</text:p>
          </table:table-cell>
          <table:table-cell office:value-type="float" office:value="105.26315789473684" table:formula="of:=30000/(([.U1]+1)*15)" table:style-name="ce2">
            <text:p>105.2631579</text:p>
          </table:table-cell>
          <table:table-cell office:value-type="float" office:value="100" table:formula="of:=30000/(([.V1]+1)*15)" table:style-name="ce2">
            <text:p>100</text:p>
          </table:table-cell>
          <table:table-cell office:value-type="float" office:value="95.238095238095241" table:formula="of:=30000/(([.W1]+1)*15)" table:style-name="ce2">
            <text:p>95.23809524</text:p>
          </table:table-cell>
          <table:table-cell office:value-type="float" office:value="90.909090909090907" table:formula="of:=30000/(([.X1]+1)*15)" table:style-name="ce2">
            <text:p>90.90909091</text:p>
          </table:table-cell>
          <table:table-cell office:value-type="float" office:value="86.956521739130437" table:formula="of:=30000/(([.Y1]+1)*15)" table:style-name="ce2">
            <text:p>86.95652174</text:p>
          </table:table-cell>
          <table:table-cell office:value-type="float" office:value="83.333333333333329" table:formula="of:=30000/(([.Z1]+1)*15)" table:style-name="ce2">
            <text:p>83.33333333</text:p>
          </table:table-cell>
          <table:table-cell office:value-type="float" office:value="80" table:formula="of:=30000/(([.AA1]+1)*15)" table:style-name="ce2">
            <text:p>80</text:p>
          </table:table-cell>
          <table:table-cell office:value-type="float" office:value="76.92307692307692" table:formula="of:=30000/(([.AB1]+1)*15)" table:style-name="ce2">
            <text:p>76.92307692</text:p>
          </table:table-cell>
          <table:table-cell office:value-type="float" office:value="74.074074074074076" table:formula="of:=30000/(([.AC1]+1)*15)" table:style-name="ce2">
            <text:p>74.07407407</text:p>
          </table:table-cell>
          <table:table-cell office:value-type="float" office:value="71.428571428571431" table:formula="of:=30000/(([.AD1]+1)*15)" table:style-name="ce2">
            <text:p>71.42857143</text:p>
          </table:table-cell>
          <table:table-cell office:value-type="float" office:value="68.965517241379317" table:formula="of:=30000/(([.AE1]+1)*15)" table:style-name="ce2">
            <text:p>68.96551724</text:p>
          </table:table-cell>
          <table:table-cell office:value-type="float" office:value="66.666666666666671" table:formula="of:=30000/(([.AF1]+1)*15)" table:style-name="ce2">
            <text:p>66.66666667</text:p>
          </table:table-cell>
          <table:table-cell office:value-type="float" office:value="64.516129032258064" table:formula="of:=30000/(([.AG1]+1)*15)" table:style-name="ce2">
            <text:p>64.51612903</text:p>
          </table:table-cell>
          <table:table-cell office:value-type="float" office:value="62.5" table:formula="of:=30000/(([.AH1]+1)*15)" table:style-name="ce2">
            <text:p>62.5</text:p>
          </table:table-cell>
          <table:table-cell table:number-columns-repeated="1635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0000" table:formula="of:=30000/(([.C1]+1)*[.B5])" table:style-name="ce3">
            <text:p>30000</text:p>
          </table:table-cell>
          <table:table-cell office:value-type="float" office:value="15000" table:formula="of:=30000/(([.D1]+1)*1)" table:style-name="ce3">
            <text:p>15000</text:p>
          </table:table-cell>
          <table:table-cell office:value-type="float" office:value="10000" table:formula="of:=30000/(([.E1]+1)*1)" table:style-name="ce3">
            <text:p>10000</text:p>
          </table:table-cell>
          <table:table-cell office:value-type="float" office:value="7500" table:formula="of:=30000/(([.F1]+1)*1)" table:style-name="ce3">
            <text:p>7500</text:p>
          </table:table-cell>
          <table:table-cell office:value-type="float" office:value="6000" table:formula="of:=30000/(([.G1]+1)*1)" table:style-name="ce3">
            <text:p>6000</text:p>
          </table:table-cell>
          <table:table-cell office:value-type="float" office:value="5000" table:formula="of:=30000/(([.H1]+1)*1)" table:style-name="ce3">
            <text:p>5000</text:p>
          </table:table-cell>
          <table:table-cell office:value-type="float" office:value="4285.7142857142853" table:formula="of:=30000/(([.I1]+1)*1)" table:style-name="ce3">
            <text:p>4285.714286</text:p>
          </table:table-cell>
          <table:table-cell office:value-type="float" office:value="3750" table:formula="of:=30000/(([.J1]+1)*1)" table:style-name="ce3">
            <text:p>3750</text:p>
          </table:table-cell>
          <table:table-cell office:value-type="float" office:value="3333.3333333333335" table:formula="of:=30000/(([.K1]+1)*1)" table:style-name="ce3">
            <text:p>3333.333333</text:p>
          </table:table-cell>
          <table:table-cell office:value-type="float" office:value="3000" table:formula="of:=30000/(([.L1]+1)*1)" table:style-name="ce3">
            <text:p>3000</text:p>
          </table:table-cell>
          <table:table-cell office:value-type="float" office:value="2727.2727272727275" table:formula="of:=30000/(([.M1]+1)*1)" table:style-name="ce3">
            <text:p>2727.272727</text:p>
          </table:table-cell>
          <table:table-cell office:value-type="float" office:value="2500" table:formula="of:=30000/(([.N1]+1)*1)" table:style-name="ce3">
            <text:p>2500</text:p>
          </table:table-cell>
          <table:table-cell office:value-type="float" office:value="2307.6923076923076" table:formula="of:=30000/(([.O1]+1)*1)" table:style-name="ce3">
            <text:p>2307.692308</text:p>
          </table:table-cell>
          <table:table-cell office:value-type="float" office:value="2142.8571428571427" table:formula="of:=30000/(([.P1]+1)*1)" table:style-name="ce3">
            <text:p>2142.857143</text:p>
          </table:table-cell>
          <table:table-cell office:value-type="float" office:value="2000" table:formula="of:=30000/(([.Q1]+1)*1)" table:style-name="ce3">
            <text:p>2000</text:p>
          </table:table-cell>
          <table:table-cell office:value-type="float" office:value="1875" table:formula="of:=30000/(([.R1]+1)*1)" table:style-name="ce3">
            <text:p>1875</text:p>
          </table:table-cell>
          <table:table-cell office:value-type="float" office:value="1764.7058823529412" table:formula="of:=30000/(([.S1]+1)*1)" table:style-name="ce3">
            <text:p>1764.705882</text:p>
          </table:table-cell>
          <table:table-cell office:value-type="float" office:value="1666.6666666666667" table:formula="of:=30000/(([.T1]+1)*1)" table:style-name="ce3">
            <text:p>1666.666667</text:p>
          </table:table-cell>
          <table:table-cell office:value-type="float" office:value="1578.9473684210527" table:formula="of:=30000/(([.U1]+1)*1)" table:style-name="ce3">
            <text:p>1578.947368</text:p>
          </table:table-cell>
          <table:table-cell office:value-type="float" office:value="1500" table:formula="of:=30000/(([.V1]+1)*1)" table:style-name="ce3">
            <text:p>1500</text:p>
          </table:table-cell>
          <table:table-cell office:value-type="float" office:value="1428.5714285714287" table:formula="of:=30000/(([.W1]+1)*1)" table:style-name="ce3">
            <text:p>1428.571429</text:p>
          </table:table-cell>
          <table:table-cell office:value-type="float" office:value="1363.6363636363637" table:formula="of:=30000/(([.X1]+1)*1)" table:style-name="ce3">
            <text:p>1363.636364</text:p>
          </table:table-cell>
          <table:table-cell office:value-type="float" office:value="1304.3478260869565" table:formula="of:=30000/(([.Y1]+1)*1)" table:style-name="ce3">
            <text:p>1304.347826</text:p>
          </table:table-cell>
          <table:table-cell office:value-type="float" office:value="1250" table:formula="of:=30000/(([.Z1]+1)*1)" table:style-name="ce3">
            <text:p>1250</text:p>
          </table:table-cell>
          <table:table-cell office:value-type="float" office:value="1200" table:formula="of:=30000/(([.AA1]+1)*1)" table:style-name="ce3">
            <text:p>1200</text:p>
          </table:table-cell>
          <table:table-cell office:value-type="float" office:value="1153.8461538461538" table:formula="of:=30000/(([.AB1]+1)*1)" table:style-name="ce3">
            <text:p>1153.846154</text:p>
          </table:table-cell>
          <table:table-cell office:value-type="float" office:value="1111.1111111111111" table:formula="of:=30000/(([.AC1]+1)*1)" table:style-name="ce3">
            <text:p>1111.111111</text:p>
          </table:table-cell>
          <table:table-cell office:value-type="float" office:value="1071.4285714285713" table:formula="of:=30000/(([.AD1]+1)*1)" table:style-name="ce3">
            <text:p>1071.428571</text:p>
          </table:table-cell>
          <table:table-cell office:value-type="float" office:value="1034.4827586206898" table:formula="of:=30000/(([.AE1]+1)*1)" table:style-name="ce3">
            <text:p>1034.482759</text:p>
          </table:table-cell>
          <table:table-cell office:value-type="float" office:value="1000" table:formula="of:=30000/(([.AF1]+1)*1)" table:style-name="ce3">
            <text:p>1000</text:p>
          </table:table-cell>
          <table:table-cell office:value-type="float" office:value="967.74193548387098" table:formula="of:=30000/(([.AG1]+1)*1)" table:style-name="ce3">
            <text:p>967.7419355</text:p>
          </table:table-cell>
          <table:table-cell office:value-type="float" office:value="937.5" table:formula="of:=30000/(([.AH1]+1)*1)" table:style-name="ce3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000" table:formula="of:=30000/(([.C1]+1)*[.B6])" table:style-name="ce1">
            <text:p>15000</text:p>
          </table:table-cell>
          <table:table-cell office:value-type="float" office:value="7500" table:formula="of:=30000/(([.D1]+1)*2)" table:style-name="ce1">
            <text:p>7500</text:p>
          </table:table-cell>
          <table:table-cell office:value-type="float" office:value="5000" table:formula="of:=30000/(([.E1]+1)*2)" table:style-name="ce1">
            <text:p>5000</text:p>
          </table:table-cell>
          <table:table-cell office:value-type="float" office:value="3750" table:formula="of:=30000/(([.F1]+1)*2)" table:style-name="ce1">
            <text:p>3750</text:p>
          </table:table-cell>
          <table:table-cell office:value-type="float" office:value="3000" table:formula="of:=30000/(([.G1]+1)*2)" table:style-name="ce1">
            <text:p>3000</text:p>
          </table:table-cell>
          <table:table-cell office:value-type="float" office:value="2500" table:formula="of:=30000/(([.H1]+1)*2)" table:style-name="ce1">
            <text:p>2500</text:p>
          </table:table-cell>
          <table:table-cell office:value-type="float" office:value="2142.8571428571427" table:formula="of:=30000/(([.I1]+1)*2)" table:style-name="ce1">
            <text:p>2142.857143</text:p>
          </table:table-cell>
          <table:table-cell office:value-type="float" office:value="1875" table:formula="of:=30000/(([.J1]+1)*2)" table:style-name="ce1">
            <text:p>1875</text:p>
          </table:table-cell>
          <table:table-cell office:value-type="float" office:value="1666.6666666666667" table:formula="of:=30000/(([.K1]+1)*2)" table:style-name="ce1">
            <text:p>1666.666667</text:p>
          </table:table-cell>
          <table:table-cell office:value-type="float" office:value="1500" table:formula="of:=30000/(([.L1]+1)*2)" table:style-name="ce1">
            <text:p>1500</text:p>
          </table:table-cell>
          <table:table-cell office:value-type="float" office:value="1363.6363636363637" table:formula="of:=30000/(([.M1]+1)*2)" table:style-name="ce1">
            <text:p>1363.636364</text:p>
          </table:table-cell>
          <table:table-cell office:value-type="float" office:value="1250" table:formula="of:=30000/(([.N1]+1)*2)" table:style-name="ce1">
            <text:p>1250</text:p>
          </table:table-cell>
          <table:table-cell office:value-type="float" office:value="1153.8461538461538" table:formula="of:=30000/(([.O1]+1)*2)" table:style-name="ce1">
            <text:p>1153.846154</text:p>
          </table:table-cell>
          <table:table-cell office:value-type="float" office:value="1071.4285714285713" table:formula="of:=30000/(([.P1]+1)*2)" table:style-name="ce1">
            <text:p>1071.428571</text:p>
          </table:table-cell>
          <table:table-cell office:value-type="float" office:value="1000" table:formula="of:=30000/(([.Q1]+1)*2)" table:style-name="ce1">
            <text:p>1000</text:p>
          </table:table-cell>
          <table:table-cell office:value-type="float" office:value="937.5" table:formula="of:=30000/(([.R1]+1)*2)" table:style-name="ce1">
            <text:p>937.5</text:p>
          </table:table-cell>
          <table:table-cell office:value-type="float" office:value="882.35294117647061" table:formula="of:=30000/(([.S1]+1)*2)" table:style-name="ce1">
            <text:p>882.3529412</text:p>
          </table:table-cell>
          <table:table-cell office:value-type="float" office:value="833.33333333333337" table:formula="of:=30000/(([.T1]+1)*2)" table:style-name="ce1">
            <text:p>833.3333333</text:p>
          </table:table-cell>
          <table:table-cell office:value-type="float" office:value="789.47368421052636" table:formula="of:=30000/(([.U1]+1)*2)" table:style-name="ce1">
            <text:p>789.4736842</text:p>
          </table:table-cell>
          <table:table-cell office:value-type="float" office:value="750" table:formula="of:=30000/(([.V1]+1)*2)" table:style-name="ce1">
            <text:p>750</text:p>
          </table:table-cell>
          <table:table-cell office:value-type="float" office:value="714.28571428571433" table:formula="of:=30000/(([.W1]+1)*2)" table:style-name="ce1">
            <text:p>714.2857143</text:p>
          </table:table-cell>
          <table:table-cell office:value-type="float" office:value="681.81818181818187" table:formula="of:=30000/(([.X1]+1)*2)" table:style-name="ce1">
            <text:p>681.8181818</text:p>
          </table:table-cell>
          <table:table-cell office:value-type="float" office:value="652.17391304347825" table:formula="of:=30000/(([.Y1]+1)*2)" table:style-name="ce1">
            <text:p>652.173913</text:p>
          </table:table-cell>
          <table:table-cell office:value-type="float" office:value="625" table:formula="of:=30000/(([.Z1]+1)*2)" table:style-name="ce1">
            <text:p>625</text:p>
          </table:table-cell>
          <table:table-cell office:value-type="float" office:value="600" table:formula="of:=30000/(([.AA1]+1)*2)" table:style-name="ce1">
            <text:p>600</text:p>
          </table:table-cell>
          <table:table-cell office:value-type="float" office:value="576.92307692307691" table:formula="of:=30000/(([.AB1]+1)*2)" table:style-name="ce1">
            <text:p>576.9230769</text:p>
          </table:table-cell>
          <table:table-cell office:value-type="float" office:value="555.55555555555554" table:formula="of:=30000/(([.AC1]+1)*2)" table:style-name="ce1">
            <text:p>555.5555556</text:p>
          </table:table-cell>
          <table:table-cell office:value-type="float" office:value="535.71428571428567" table:formula="of:=30000/(([.AD1]+1)*2)" table:style-name="ce1">
            <text:p>535.7142857</text:p>
          </table:table-cell>
          <table:table-cell office:value-type="float" office:value="517.24137931034488" table:formula="of:=30000/(([.AE1]+1)*2)" table:style-name="ce1">
            <text:p>517.2413793</text:p>
          </table:table-cell>
          <table:table-cell office:value-type="float" office:value="500" table:formula="of:=30000/(([.AF1]+1)*2)" table:style-name="ce1">
            <text:p>500</text:p>
          </table:table-cell>
          <table:table-cell office:value-type="float" office:value="483.87096774193549" table:formula="of:=30000/(([.AG1]+1)*2)" table:style-name="ce1">
            <text:p>483.8709677</text:p>
          </table:table-cell>
          <table:table-cell office:value-type="float" office:value="468.75" table:formula="of:=30000/(([.AH1]+1)*2)" table:style-name="ce1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000" table:formula="of:=30000/(([.C1]+1)*[.B7])" table:style-name="ce1">
            <text:p>15000</text:p>
          </table:table-cell>
          <table:table-cell office:value-type="float" office:value="7500" table:formula="of:=30000/(([.D1]+1)*2)" table:style-name="ce1">
            <text:p>7500</text:p>
          </table:table-cell>
          <table:table-cell office:value-type="float" office:value="5000" table:formula="of:=30000/(([.E1]+1)*2)" table:style-name="ce1">
            <text:p>5000</text:p>
          </table:table-cell>
          <table:table-cell office:value-type="float" office:value="3750" table:formula="of:=30000/(([.F1]+1)*2)" table:style-name="ce1">
            <text:p>3750</text:p>
          </table:table-cell>
          <table:table-cell office:value-type="float" office:value="3000" table:formula="of:=30000/(([.G1]+1)*2)" table:style-name="ce1">
            <text:p>3000</text:p>
          </table:table-cell>
          <table:table-cell office:value-type="float" office:value="2500" table:formula="of:=30000/(([.H1]+1)*2)" table:style-name="ce1">
            <text:p>2500</text:p>
          </table:table-cell>
          <table:table-cell office:value-type="float" office:value="2142.8571428571427" table:formula="of:=30000/(([.I1]+1)*2)" table:style-name="ce1">
            <text:p>2142.857143</text:p>
          </table:table-cell>
          <table:table-cell office:value-type="float" office:value="1875" table:formula="of:=30000/(([.J1]+1)*2)" table:style-name="ce1">
            <text:p>1875</text:p>
          </table:table-cell>
          <table:table-cell office:value-type="float" office:value="1666.6666666666667" table:formula="of:=30000/(([.K1]+1)*2)" table:style-name="ce1">
            <text:p>1666.666667</text:p>
          </table:table-cell>
          <table:table-cell office:value-type="float" office:value="1500" table:formula="of:=30000/(([.L1]+1)*2)" table:style-name="ce1">
            <text:p>1500</text:p>
          </table:table-cell>
          <table:table-cell office:value-type="float" office:value="1363.6363636363637" table:formula="of:=30000/(([.M1]+1)*2)" table:style-name="ce1">
            <text:p>1363.636364</text:p>
          </table:table-cell>
          <table:table-cell office:value-type="float" office:value="1250" table:formula="of:=30000/(([.N1]+1)*2)" table:style-name="ce1">
            <text:p>1250</text:p>
          </table:table-cell>
          <table:table-cell office:value-type="float" office:value="1153.8461538461538" table:formula="of:=30000/(([.O1]+1)*2)" table:style-name="ce1">
            <text:p>1153.846154</text:p>
          </table:table-cell>
          <table:table-cell office:value-type="float" office:value="1071.4285714285713" table:formula="of:=30000/(([.P1]+1)*2)" table:style-name="ce1">
            <text:p>1071.428571</text:p>
          </table:table-cell>
          <table:table-cell office:value-type="float" office:value="1000" table:formula="of:=30000/(([.Q1]+1)*2)" table:style-name="ce1">
            <text:p>1000</text:p>
          </table:table-cell>
          <table:table-cell office:value-type="float" office:value="937.5" table:formula="of:=30000/(([.R1]+1)*2)" table:style-name="ce1">
            <text:p>937.5</text:p>
          </table:table-cell>
          <table:table-cell office:value-type="float" office:value="882.35294117647061" table:formula="of:=30000/(([.S1]+1)*2)" table:style-name="ce1">
            <text:p>882.3529412</text:p>
          </table:table-cell>
          <table:table-cell office:value-type="float" office:value="833.33333333333337" table:formula="of:=30000/(([.T1]+1)*2)" table:style-name="ce1">
            <text:p>833.3333333</text:p>
          </table:table-cell>
          <table:table-cell office:value-type="float" office:value="789.47368421052636" table:formula="of:=30000/(([.U1]+1)*2)" table:style-name="ce1">
            <text:p>789.4736842</text:p>
          </table:table-cell>
          <table:table-cell office:value-type="float" office:value="750" table:formula="of:=30000/(([.V1]+1)*2)" table:style-name="ce1">
            <text:p>750</text:p>
          </table:table-cell>
          <table:table-cell office:value-type="float" office:value="714.28571428571433" table:formula="of:=30000/(([.W1]+1)*2)" table:style-name="ce1">
            <text:p>714.2857143</text:p>
          </table:table-cell>
          <table:table-cell office:value-type="float" office:value="681.81818181818187" table:formula="of:=30000/(([.X1]+1)*2)" table:style-name="ce1">
            <text:p>681.8181818</text:p>
          </table:table-cell>
          <table:table-cell office:value-type="float" office:value="652.17391304347825" table:formula="of:=30000/(([.Y1]+1)*2)" table:style-name="ce1">
            <text:p>652.173913</text:p>
          </table:table-cell>
          <table:table-cell office:value-type="float" office:value="625" table:formula="of:=30000/(([.Z1]+1)*2)" table:style-name="ce1">
            <text:p>625</text:p>
          </table:table-cell>
          <table:table-cell office:value-type="float" office:value="600" table:formula="of:=30000/(([.AA1]+1)*2)" table:style-name="ce1">
            <text:p>600</text:p>
          </table:table-cell>
          <table:table-cell office:value-type="float" office:value="576.92307692307691" table:formula="of:=30000/(([.AB1]+1)*2)" table:style-name="ce1">
            <text:p>576.9230769</text:p>
          </table:table-cell>
          <table:table-cell office:value-type="float" office:value="555.55555555555554" table:formula="of:=30000/(([.AC1]+1)*2)" table:style-name="ce1">
            <text:p>555.5555556</text:p>
          </table:table-cell>
          <table:table-cell office:value-type="float" office:value="535.71428571428567" table:formula="of:=30000/(([.AD1]+1)*2)" table:style-name="ce1">
            <text:p>535.7142857</text:p>
          </table:table-cell>
          <table:table-cell office:value-type="float" office:value="517.24137931034488" table:formula="of:=30000/(([.AE1]+1)*2)" table:style-name="ce1">
            <text:p>517.2413793</text:p>
          </table:table-cell>
          <table:table-cell office:value-type="float" office:value="500" table:formula="of:=30000/(([.AF1]+1)*2)" table:style-name="ce1">
            <text:p>500</text:p>
          </table:table-cell>
          <table:table-cell office:value-type="float" office:value="483.87096774193549" table:formula="of:=30000/(([.AG1]+1)*2)" table:style-name="ce1">
            <text:p>483.8709677</text:p>
          </table:table-cell>
          <table:table-cell office:value-type="float" office:value="468.75" table:formula="of:=30000/(([.AH1]+1)*2)" table:style-name="ce1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967.74193548387098" table:formula="of:=30000/(([.C1]+1)*[.B8])" table:style-name="ce1">
            <text:p>967.7419355</text:p>
          </table:table-cell>
          <table:table-cell office:value-type="float" office:value="483.87096774193549" table:formula="of:=30000/(([.D1]+1)*31)" table:style-name="ce1">
            <text:p>483.8709677</text:p>
          </table:table-cell>
          <table:table-cell office:value-type="float" office:value="322.58064516129031" table:formula="of:=30000/(([.E1]+1)*31)" table:style-name="ce1">
            <text:p>322.5806452</text:p>
          </table:table-cell>
          <table:table-cell office:value-type="float" office:value="241.93548387096774" table:formula="of:=30000/(([.F1]+1)*31)" table:style-name="ce1">
            <text:p>241.9354839</text:p>
          </table:table-cell>
          <table:table-cell office:value-type="float" office:value="193.54838709677421" table:formula="of:=30000/(([.G1]+1)*31)" table:style-name="ce1">
            <text:p>193.5483871</text:p>
          </table:table-cell>
          <table:table-cell office:value-type="float" office:value="161.29032258064515" table:formula="of:=30000/(([.H1]+1)*31)" table:style-name="ce1">
            <text:p>161.2903226</text:p>
          </table:table-cell>
          <table:table-cell office:value-type="float" office:value="138.24884792626727" table:formula="of:=30000/(([.I1]+1)*31)" table:style-name="ce1">
            <text:p>138.2488479</text:p>
          </table:table-cell>
          <table:table-cell office:value-type="float" office:value="120.96774193548387" table:formula="of:=30000/(([.J1]+1)*31)" table:style-name="ce1">
            <text:p>120.9677419</text:p>
          </table:table-cell>
          <table:table-cell office:value-type="float" office:value="107.52688172043011" table:formula="of:=30000/(([.K1]+1)*31)" table:style-name="ce1">
            <text:p>107.5268817</text:p>
          </table:table-cell>
          <table:table-cell office:value-type="float" office:value="96.774193548387103" table:formula="of:=30000/(([.L1]+1)*31)" table:style-name="ce1">
            <text:p>96.77419355</text:p>
          </table:table-cell>
          <table:table-cell office:value-type="float" office:value="87.976539589442808" table:formula="of:=30000/(([.M1]+1)*31)" table:style-name="ce1">
            <text:p>87.97653959</text:p>
          </table:table-cell>
          <table:table-cell office:value-type="float" office:value="80.645161290322577" table:formula="of:=30000/(([.N1]+1)*31)" table:style-name="ce1">
            <text:p>80.64516129</text:p>
          </table:table-cell>
          <table:table-cell office:value-type="float" office:value="74.441687344913149" table:formula="of:=30000/(([.O1]+1)*31)" table:style-name="ce1">
            <text:p>74.44168734</text:p>
          </table:table-cell>
          <table:table-cell office:value-type="float" office:value="69.124423963133637" table:formula="of:=30000/(([.P1]+1)*31)" table:style-name="ce1">
            <text:p>69.12442396</text:p>
          </table:table-cell>
          <table:table-cell office:value-type="float" office:value="64.516129032258064" table:formula="of:=30000/(([.Q1]+1)*31)" table:style-name="ce1">
            <text:p>64.51612903</text:p>
          </table:table-cell>
          <table:table-cell office:value-type="float" office:value="60.483870967741936" table:formula="of:=30000/(([.R1]+1)*31)" table:style-name="ce1">
            <text:p>60.48387097</text:p>
          </table:table-cell>
          <table:table-cell office:value-type="float" office:value="56.92599620493359" table:formula="of:=30000/(([.S1]+1)*31)" table:style-name="ce1">
            <text:p>56.9259962</text:p>
          </table:table-cell>
          <table:table-cell office:value-type="float" office:value="53.763440860215056" table:formula="of:=30000/(([.T1]+1)*31)" table:style-name="ce1">
            <text:p>53.76344086</text:p>
          </table:table-cell>
          <table:table-cell office:value-type="float" office:value="50.933786078098471" table:formula="of:=30000/(([.U1]+1)*31)" table:style-name="ce1">
            <text:p>50.93378608</text:p>
          </table:table-cell>
          <table:table-cell office:value-type="float" office:value="48.387096774193552" table:formula="of:=30000/(([.V1]+1)*31)" table:style-name="ce1">
            <text:p>48.38709677</text:p>
          </table:table-cell>
          <table:table-cell office:value-type="float" office:value="46.082949308755758" table:formula="of:=30000/(([.W1]+1)*31)" table:style-name="ce1">
            <text:p>46.08294931</text:p>
          </table:table-cell>
          <table:table-cell office:value-type="float" office:value="43.988269794721404" table:formula="of:=30000/(([.X1]+1)*31)" table:style-name="ce1">
            <text:p>43.98826979</text:p>
          </table:table-cell>
          <table:table-cell office:value-type="float" office:value="42.075736325385691" table:formula="of:=30000/(([.Y1]+1)*31)" table:style-name="ce1">
            <text:p>42.07573633</text:p>
          </table:table-cell>
          <table:table-cell office:value-type="float" office:value="40.322580645161288" table:formula="of:=30000/(([.Z1]+1)*31)" table:style-name="ce1">
            <text:p>40.32258065</text:p>
          </table:table-cell>
          <table:table-cell office:value-type="float" office:value="38.70967741935484" table:formula="of:=30000/(([.AA1]+1)*31)" table:style-name="ce1">
            <text:p>38.70967742</text:p>
          </table:table-cell>
          <table:table-cell office:value-type="float" office:value="37.220843672456574" table:formula="of:=30000/(([.AB1]+1)*31)" table:style-name="ce1">
            <text:p>37.22084367</text:p>
          </table:table-cell>
          <table:table-cell office:value-type="float" office:value="35.842293906810035" table:formula="of:=30000/(([.AC1]+1)*31)" table:style-name="ce1">
            <text:p>35.84229391</text:p>
          </table:table-cell>
          <table:table-cell office:value-type="float" office:value="34.562211981566819" table:formula="of:=30000/(([.AD1]+1)*31)" table:style-name="ce1">
            <text:p>34.56221198</text:p>
          </table:table-cell>
          <table:table-cell office:value-type="float" office:value="33.370411568409345" table:formula="of:=30000/(([.AE1]+1)*31)" table:style-name="ce1">
            <text:p>33.37041157</text:p>
          </table:table-cell>
          <table:table-cell office:value-type="float" office:value="32.258064516129032" table:formula="of:=30000/(([.AF1]+1)*31)" table:style-name="ce1">
            <text:p>32.25806452</text:p>
          </table:table-cell>
          <table:table-cell office:value-type="float" office:value="31.217481789802289" table:formula="of:=30000/(([.AG1]+1)*31)" table:style-name="ce1">
            <text:p>31.21748179</text:p>
          </table:table-cell>
          <table:table-cell office:value-type="float" office:value="30.241935483870968" table:formula="of:=30000/(([.AH1]+1)*31)" table:style-name="ce1">
            <text:p>30.24193548</text:p>
          </table:table-cell>
          <table:table-cell table:number-columns-repeated="1635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5000" table:formula="of:=30000/(([.C1]+1)*[.B9])" table:style-name="ce4">
            <text:p>15000</text:p>
          </table:table-cell>
          <table:table-cell office:value-type="float" office:value="7500" table:formula="of:=30000/(([.D1]+1)*2)" table:style-name="ce4">
            <text:p>7500</text:p>
          </table:table-cell>
          <table:table-cell office:value-type="float" office:value="5000" table:formula="of:=30000/(([.E1]+1)*2)" table:style-name="ce4">
            <text:p>5000</text:p>
          </table:table-cell>
          <table:table-cell office:value-type="float" office:value="3750" table:formula="of:=30000/(([.F1]+1)*2)" table:style-name="ce4">
            <text:p>3750</text:p>
          </table:table-cell>
          <table:table-cell office:value-type="float" office:value="3000" table:formula="of:=30000/(([.G1]+1)*2)" table:style-name="ce4">
            <text:p>3000</text:p>
          </table:table-cell>
          <table:table-cell office:value-type="float" office:value="2500" table:formula="of:=30000/(([.H1]+1)*2)" table:style-name="ce4">
            <text:p>2500</text:p>
          </table:table-cell>
          <table:table-cell office:value-type="float" office:value="2142.8571428571427" table:formula="of:=30000/(([.I1]+1)*2)" table:style-name="ce4">
            <text:p>2142.857143</text:p>
          </table:table-cell>
          <table:table-cell office:value-type="float" office:value="1875" table:formula="of:=30000/(([.J1]+1)*2)" table:style-name="ce4">
            <text:p>1875</text:p>
          </table:table-cell>
          <table:table-cell office:value-type="float" office:value="1666.6666666666667" table:formula="of:=30000/(([.K1]+1)*2)" table:style-name="ce4">
            <text:p>1666.666667</text:p>
          </table:table-cell>
          <table:table-cell office:value-type="float" office:value="1500" table:formula="of:=30000/(([.L1]+1)*2)" table:style-name="ce4">
            <text:p>1500</text:p>
          </table:table-cell>
          <table:table-cell office:value-type="float" office:value="1363.6363636363637" table:formula="of:=30000/(([.M1]+1)*2)" table:style-name="ce4">
            <text:p>1363.636364</text:p>
          </table:table-cell>
          <table:table-cell office:value-type="float" office:value="1250" table:formula="of:=30000/(([.N1]+1)*2)" table:style-name="ce4">
            <text:p>1250</text:p>
          </table:table-cell>
          <table:table-cell office:value-type="float" office:value="1153.8461538461538" table:formula="of:=30000/(([.O1]+1)*2)" table:style-name="ce4">
            <text:p>1153.846154</text:p>
          </table:table-cell>
          <table:table-cell office:value-type="float" office:value="1071.4285714285713" table:formula="of:=30000/(([.P1]+1)*2)" table:style-name="ce4">
            <text:p>1071.428571</text:p>
          </table:table-cell>
          <table:table-cell office:value-type="float" office:value="1000" table:formula="of:=30000/(([.Q1]+1)*2)" table:style-name="ce4">
            <text:p>1000</text:p>
          </table:table-cell>
          <table:table-cell office:value-type="float" office:value="937.5" table:formula="of:=30000/(([.R1]+1)*2)" table:style-name="ce4">
            <text:p>937.5</text:p>
          </table:table-cell>
          <table:table-cell office:value-type="float" office:value="882.35294117647061" table:formula="of:=30000/(([.S1]+1)*2)" table:style-name="ce4">
            <text:p>882.3529412</text:p>
          </table:table-cell>
          <table:table-cell office:value-type="float" office:value="833.33333333333337" table:formula="of:=30000/(([.T1]+1)*2)" table:style-name="ce4">
            <text:p>833.3333333</text:p>
          </table:table-cell>
          <table:table-cell office:value-type="float" office:value="789.47368421052636" table:formula="of:=30000/(([.U1]+1)*2)" table:style-name="ce4">
            <text:p>789.4736842</text:p>
          </table:table-cell>
          <table:table-cell office:value-type="float" office:value="750" table:formula="of:=30000/(([.V1]+1)*2)" table:style-name="ce4">
            <text:p>750</text:p>
          </table:table-cell>
          <table:table-cell office:value-type="float" office:value="714.28571428571433" table:formula="of:=30000/(([.W1]+1)*2)" table:style-name="ce4">
            <text:p>714.2857143</text:p>
          </table:table-cell>
          <table:table-cell office:value-type="float" office:value="681.81818181818187" table:formula="of:=30000/(([.X1]+1)*2)" table:style-name="ce4">
            <text:p>681.8181818</text:p>
          </table:table-cell>
          <table:table-cell office:value-type="float" office:value="652.17391304347825" table:formula="of:=30000/(([.Y1]+1)*2)" table:style-name="ce4">
            <text:p>652.173913</text:p>
          </table:table-cell>
          <table:table-cell office:value-type="float" office:value="625" table:formula="of:=30000/(([.Z1]+1)*2)" table:style-name="ce4">
            <text:p>625</text:p>
          </table:table-cell>
          <table:table-cell office:value-type="float" office:value="600" table:formula="of:=30000/(([.AA1]+1)*2)" table:style-name="ce4">
            <text:p>600</text:p>
          </table:table-cell>
          <table:table-cell office:value-type="float" office:value="576.92307692307691" table:formula="of:=30000/(([.AB1]+1)*2)" table:style-name="ce4">
            <text:p>576.9230769</text:p>
          </table:table-cell>
          <table:table-cell office:value-type="float" office:value="555.55555555555554" table:formula="of:=30000/(([.AC1]+1)*2)" table:style-name="ce4">
            <text:p>555.5555556</text:p>
          </table:table-cell>
          <table:table-cell office:value-type="float" office:value="535.71428571428567" table:formula="of:=30000/(([.AD1]+1)*2)" table:style-name="ce4">
            <text:p>535.7142857</text:p>
          </table:table-cell>
          <table:table-cell office:value-type="float" office:value="517.24137931034488" table:formula="of:=30000/(([.AE1]+1)*2)" table:style-name="ce4">
            <text:p>517.2413793</text:p>
          </table:table-cell>
          <table:table-cell office:value-type="float" office:value="500" table:formula="of:=30000/(([.AF1]+1)*2)" table:style-name="ce4">
            <text:p>500</text:p>
          </table:table-cell>
          <table:table-cell office:value-type="float" office:value="483.87096774193549" table:formula="of:=30000/(([.AG1]+1)*2)" table:style-name="ce4">
            <text:p>483.8709677</text:p>
          </table:table-cell>
          <table:table-cell office:value-type="float" office:value="468.75" table:formula="of:=30000/(([.AH1]+1)*2)" table:style-name="ce4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30000" table:formula="of:=30000/(([.C1]+1)*[.B10])" table:style-name="ce12">
            <text:p>30000</text:p>
          </table:table-cell>
          <table:table-cell office:value-type="float" office:value="15000" table:formula="of:=30000/(([.D1]+1)*1)" table:style-name="ce12">
            <text:p>15000</text:p>
          </table:table-cell>
          <table:table-cell office:value-type="float" office:value="10000" table:formula="of:=30000/(([.E1]+1)*1)" table:style-name="ce12">
            <text:p>10000</text:p>
          </table:table-cell>
          <table:table-cell office:value-type="float" office:value="7500" table:formula="of:=30000/(([.F1]+1)*1)" table:style-name="ce12">
            <text:p>7500</text:p>
          </table:table-cell>
          <table:table-cell office:value-type="float" office:value="6000" table:formula="of:=30000/(([.G1]+1)*1)" table:style-name="ce12">
            <text:p>6000</text:p>
          </table:table-cell>
          <table:table-cell office:value-type="float" office:value="5000" table:formula="of:=30000/(([.H1]+1)*1)" table:style-name="ce12">
            <text:p>5000</text:p>
          </table:table-cell>
          <table:table-cell office:value-type="float" office:value="4285.7142857142853" table:formula="of:=30000/(([.I1]+1)*1)" table:style-name="ce12">
            <text:p>4285.714286</text:p>
          </table:table-cell>
          <table:table-cell office:value-type="float" office:value="3750" table:formula="of:=30000/(([.J1]+1)*1)" table:style-name="ce12">
            <text:p>3750</text:p>
          </table:table-cell>
          <table:table-cell office:value-type="float" office:value="3333.3333333333335" table:formula="of:=30000/(([.K1]+1)*1)" table:style-name="ce12">
            <text:p>3333.333333</text:p>
          </table:table-cell>
          <table:table-cell office:value-type="float" office:value="3000" table:formula="of:=30000/(([.L1]+1)*1)" table:style-name="ce12">
            <text:p>3000</text:p>
          </table:table-cell>
          <table:table-cell office:value-type="float" office:value="2727.2727272727275" table:formula="of:=30000/(([.M1]+1)*1)" table:style-name="ce12">
            <text:p>2727.272727</text:p>
          </table:table-cell>
          <table:table-cell office:value-type="float" office:value="2500" table:formula="of:=30000/(([.N1]+1)*1)" table:style-name="ce12">
            <text:p>2500</text:p>
          </table:table-cell>
          <table:table-cell office:value-type="float" office:value="2307.6923076923076" table:formula="of:=30000/(([.O1]+1)*1)" table:style-name="ce12">
            <text:p>2307.692308</text:p>
          </table:table-cell>
          <table:table-cell office:value-type="float" office:value="2142.8571428571427" table:formula="of:=30000/(([.P1]+1)*1)" table:style-name="ce12">
            <text:p>2142.857143</text:p>
          </table:table-cell>
          <table:table-cell office:value-type="float" office:value="2000" table:formula="of:=30000/(([.Q1]+1)*1)" table:style-name="ce12">
            <text:p>2000</text:p>
          </table:table-cell>
          <table:table-cell office:value-type="float" office:value="1875" table:formula="of:=30000/(([.R1]+1)*1)" table:style-name="ce12">
            <text:p>1875</text:p>
          </table:table-cell>
          <table:table-cell office:value-type="float" office:value="1764.7058823529412" table:formula="of:=30000/(([.S1]+1)*1)" table:style-name="ce12">
            <text:p>1764.705882</text:p>
          </table:table-cell>
          <table:table-cell office:value-type="float" office:value="1666.6666666666667" table:formula="of:=30000/(([.T1]+1)*1)" table:style-name="ce12">
            <text:p>1666.666667</text:p>
          </table:table-cell>
          <table:table-cell office:value-type="float" office:value="1578.9473684210527" table:formula="of:=30000/(([.U1]+1)*1)" table:style-name="ce12">
            <text:p>1578.947368</text:p>
          </table:table-cell>
          <table:table-cell office:value-type="float" office:value="1500" table:formula="of:=30000/(([.V1]+1)*1)" table:style-name="ce12">
            <text:p>1500</text:p>
          </table:table-cell>
          <table:table-cell office:value-type="float" office:value="1428.5714285714287" table:formula="of:=30000/(([.W1]+1)*1)" table:style-name="ce12">
            <text:p>1428.571429</text:p>
          </table:table-cell>
          <table:table-cell office:value-type="float" office:value="1363.6363636363637" table:formula="of:=30000/(([.X1]+1)*1)" table:style-name="ce12">
            <text:p>1363.636364</text:p>
          </table:table-cell>
          <table:table-cell office:value-type="float" office:value="1304.3478260869565" table:formula="of:=30000/(([.Y1]+1)*1)" table:style-name="ce12">
            <text:p>1304.347826</text:p>
          </table:table-cell>
          <table:table-cell office:value-type="float" office:value="1250" table:formula="of:=30000/(([.Z1]+1)*1)" table:style-name="ce12">
            <text:p>1250</text:p>
          </table:table-cell>
          <table:table-cell office:value-type="float" office:value="1200" table:formula="of:=30000/(([.AA1]+1)*1)" table:style-name="ce12">
            <text:p>1200</text:p>
          </table:table-cell>
          <table:table-cell office:value-type="float" office:value="1153.8461538461538" table:formula="of:=30000/(([.AB1]+1)*1)" table:style-name="ce12">
            <text:p>1153.846154</text:p>
          </table:table-cell>
          <table:table-cell office:value-type="float" office:value="1111.1111111111111" table:formula="of:=30000/(([.AC1]+1)*1)" table:style-name="ce12">
            <text:p>1111.111111</text:p>
          </table:table-cell>
          <table:table-cell office:value-type="float" office:value="1071.4285714285713" table:formula="of:=30000/(([.AD1]+1)*1)" table:style-name="ce12">
            <text:p>1071.428571</text:p>
          </table:table-cell>
          <table:table-cell office:value-type="float" office:value="1034.4827586206898" table:formula="of:=30000/(([.AE1]+1)*1)" table:style-name="ce12">
            <text:p>1034.482759</text:p>
          </table:table-cell>
          <table:table-cell office:value-type="float" office:value="1000" table:formula="of:=30000/(([.AF1]+1)*1)" table:style-name="ce12">
            <text:p>1000</text:p>
          </table:table-cell>
          <table:table-cell office:value-type="float" office:value="967.74193548387098" table:formula="of:=30000/(([.AG1]+1)*1)" table:style-name="ce12">
            <text:p>967.7419355</text:p>
          </table:table-cell>
          <table:table-cell office:value-type="float" office:value="937.5" table:formula="of:=30000/(([.AH1]+1)*1)" table:style-name="ce12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30000" table:formula="of:=30000/(([.C1]+1)*[.B11])" table:style-name="ce4">
            <text:p>30000</text:p>
          </table:table-cell>
          <table:table-cell office:value-type="float" office:value="15000" table:formula="of:=30000/(([.D1]+1)*1)" table:style-name="ce4">
            <text:p>15000</text:p>
          </table:table-cell>
          <table:table-cell office:value-type="float" office:value="10000" table:formula="of:=30000/(([.E1]+1)*1)" table:style-name="ce4">
            <text:p>10000</text:p>
          </table:table-cell>
          <table:table-cell office:value-type="float" office:value="7500" table:formula="of:=30000/(([.F1]+1)*1)" table:style-name="ce4">
            <text:p>7500</text:p>
          </table:table-cell>
          <table:table-cell office:value-type="float" office:value="6000" table:formula="of:=30000/(([.G1]+1)*1)" table:style-name="ce4">
            <text:p>6000</text:p>
          </table:table-cell>
          <table:table-cell office:value-type="float" office:value="5000" table:formula="of:=30000/(([.H1]+1)*1)" table:style-name="ce4">
            <text:p>5000</text:p>
          </table:table-cell>
          <table:table-cell office:value-type="float" office:value="4285.7142857142853" table:formula="of:=30000/(([.I1]+1)*1)" table:style-name="ce4">
            <text:p>4285.714286</text:p>
          </table:table-cell>
          <table:table-cell office:value-type="float" office:value="3750" table:formula="of:=30000/(([.J1]+1)*1)" table:style-name="ce4">
            <text:p>3750</text:p>
          </table:table-cell>
          <table:table-cell office:value-type="float" office:value="3333.3333333333335" table:formula="of:=30000/(([.K1]+1)*1)" table:style-name="ce4">
            <text:p>3333.333333</text:p>
          </table:table-cell>
          <table:table-cell office:value-type="float" office:value="3000" table:formula="of:=30000/(([.L1]+1)*1)" table:style-name="ce4">
            <text:p>3000</text:p>
          </table:table-cell>
          <table:table-cell office:value-type="float" office:value="2727.2727272727275" table:formula="of:=30000/(([.M1]+1)*1)" table:style-name="ce4">
            <text:p>2727.272727</text:p>
          </table:table-cell>
          <table:table-cell office:value-type="float" office:value="2500" table:formula="of:=30000/(([.N1]+1)*1)" table:style-name="ce4">
            <text:p>2500</text:p>
          </table:table-cell>
          <table:table-cell office:value-type="float" office:value="2307.6923076923076" table:formula="of:=30000/(([.O1]+1)*1)" table:style-name="ce4">
            <text:p>2307.692308</text:p>
          </table:table-cell>
          <table:table-cell office:value-type="float" office:value="2142.8571428571427" table:formula="of:=30000/(([.P1]+1)*1)" table:style-name="ce4">
            <text:p>2142.857143</text:p>
          </table:table-cell>
          <table:table-cell office:value-type="float" office:value="2000" table:formula="of:=30000/(([.Q1]+1)*1)" table:style-name="ce4">
            <text:p>2000</text:p>
          </table:table-cell>
          <table:table-cell office:value-type="float" office:value="1875" table:formula="of:=30000/(([.R1]+1)*1)" table:style-name="ce4">
            <text:p>1875</text:p>
          </table:table-cell>
          <table:table-cell office:value-type="float" office:value="1764.7058823529412" table:formula="of:=30000/(([.S1]+1)*1)" table:style-name="ce4">
            <text:p>1764.705882</text:p>
          </table:table-cell>
          <table:table-cell office:value-type="float" office:value="1666.6666666666667" table:formula="of:=30000/(([.T1]+1)*1)" table:style-name="ce4">
            <text:p>1666.666667</text:p>
          </table:table-cell>
          <table:table-cell office:value-type="float" office:value="1578.9473684210527" table:formula="of:=30000/(([.U1]+1)*1)" table:style-name="ce4">
            <text:p>1578.947368</text:p>
          </table:table-cell>
          <table:table-cell office:value-type="float" office:value="1500" table:formula="of:=30000/(([.V1]+1)*1)" table:style-name="ce4">
            <text:p>1500</text:p>
          </table:table-cell>
          <table:table-cell office:value-type="float" office:value="1428.5714285714287" table:formula="of:=30000/(([.W1]+1)*1)" table:style-name="ce4">
            <text:p>1428.571429</text:p>
          </table:table-cell>
          <table:table-cell office:value-type="float" office:value="1363.6363636363637" table:formula="of:=30000/(([.X1]+1)*1)" table:style-name="ce4">
            <text:p>1363.636364</text:p>
          </table:table-cell>
          <table:table-cell office:value-type="float" office:value="1304.3478260869565" table:formula="of:=30000/(([.Y1]+1)*1)" table:style-name="ce4">
            <text:p>1304.347826</text:p>
          </table:table-cell>
          <table:table-cell office:value-type="float" office:value="1250" table:formula="of:=30000/(([.Z1]+1)*1)" table:style-name="ce4">
            <text:p>1250</text:p>
          </table:table-cell>
          <table:table-cell office:value-type="float" office:value="1200" table:formula="of:=30000/(([.AA1]+1)*1)" table:style-name="ce4">
            <text:p>1200</text:p>
          </table:table-cell>
          <table:table-cell office:value-type="float" office:value="1153.8461538461538" table:formula="of:=30000/(([.AB1]+1)*1)" table:style-name="ce4">
            <text:p>1153.846154</text:p>
          </table:table-cell>
          <table:table-cell office:value-type="float" office:value="1111.1111111111111" table:formula="of:=30000/(([.AC1]+1)*1)" table:style-name="ce4">
            <text:p>1111.111111</text:p>
          </table:table-cell>
          <table:table-cell office:value-type="float" office:value="1071.4285714285713" table:formula="of:=30000/(([.AD1]+1)*1)" table:style-name="ce4">
            <text:p>1071.428571</text:p>
          </table:table-cell>
          <table:table-cell office:value-type="float" office:value="1034.4827586206898" table:formula="of:=30000/(([.AE1]+1)*1)" table:style-name="ce4">
            <text:p>1034.482759</text:p>
          </table:table-cell>
          <table:table-cell office:value-type="float" office:value="1000" table:formula="of:=30000/(([.AF1]+1)*1)" table:style-name="ce4">
            <text:p>1000</text:p>
          </table:table-cell>
          <table:table-cell office:value-type="float" office:value="967.74193548387098" table:formula="of:=30000/(([.AG1]+1)*1)" table:style-name="ce4">
            <text:p>967.7419355</text:p>
          </table:table-cell>
          <table:table-cell office:value-type="float" office:value="937.5" table:formula="of:=30000/(([.AH1]+1)*1)" table:style-name="ce4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967.74193548387098" table:formula="of:=30000/(([.C1]+1)*[.B12])" table:style-name="ce1">
            <text:p>967.7419355</text:p>
          </table:table-cell>
          <table:table-cell office:value-type="float" office:value="483.87096774193549" table:formula="of:=30000/(([.D1]+1)*31)" table:style-name="ce1">
            <text:p>483.8709677</text:p>
          </table:table-cell>
          <table:table-cell office:value-type="float" office:value="322.58064516129031" table:formula="of:=30000/(([.E1]+1)*31)" table:style-name="ce1">
            <text:p>322.5806452</text:p>
          </table:table-cell>
          <table:table-cell office:value-type="float" office:value="241.93548387096774" table:formula="of:=30000/(([.F1]+1)*31)" table:style-name="ce1">
            <text:p>241.9354839</text:p>
          </table:table-cell>
          <table:table-cell office:value-type="float" office:value="193.54838709677421" table:formula="of:=30000/(([.G1]+1)*31)" table:style-name="ce1">
            <text:p>193.5483871</text:p>
          </table:table-cell>
          <table:table-cell office:value-type="float" office:value="161.29032258064515" table:formula="of:=30000/(([.H1]+1)*31)" table:style-name="ce1">
            <text:p>161.2903226</text:p>
          </table:table-cell>
          <table:table-cell office:value-type="float" office:value="138.24884792626727" table:formula="of:=30000/(([.I1]+1)*31)" table:style-name="ce1">
            <text:p>138.2488479</text:p>
          </table:table-cell>
          <table:table-cell office:value-type="float" office:value="120.96774193548387" table:formula="of:=30000/(([.J1]+1)*31)" table:style-name="ce1">
            <text:p>120.9677419</text:p>
          </table:table-cell>
          <table:table-cell office:value-type="float" office:value="107.52688172043011" table:formula="of:=30000/(([.K1]+1)*31)" table:style-name="ce1">
            <text:p>107.5268817</text:p>
          </table:table-cell>
          <table:table-cell office:value-type="float" office:value="96.774193548387103" table:formula="of:=30000/(([.L1]+1)*31)" table:style-name="ce1">
            <text:p>96.77419355</text:p>
          </table:table-cell>
          <table:table-cell office:value-type="float" office:value="87.976539589442808" table:formula="of:=30000/(([.M1]+1)*31)" table:style-name="ce1">
            <text:p>87.97653959</text:p>
          </table:table-cell>
          <table:table-cell office:value-type="float" office:value="80.645161290322577" table:formula="of:=30000/(([.N1]+1)*31)" table:style-name="ce1">
            <text:p>80.64516129</text:p>
          </table:table-cell>
          <table:table-cell office:value-type="float" office:value="74.441687344913149" table:formula="of:=30000/(([.O1]+1)*31)" table:style-name="ce1">
            <text:p>74.44168734</text:p>
          </table:table-cell>
          <table:table-cell office:value-type="float" office:value="69.124423963133637" table:formula="of:=30000/(([.P1]+1)*31)" table:style-name="ce1">
            <text:p>69.12442396</text:p>
          </table:table-cell>
          <table:table-cell office:value-type="float" office:value="64.516129032258064" table:formula="of:=30000/(([.Q1]+1)*31)" table:style-name="ce1">
            <text:p>64.51612903</text:p>
          </table:table-cell>
          <table:table-cell office:value-type="float" office:value="60.483870967741936" table:formula="of:=30000/(([.R1]+1)*31)" table:style-name="ce1">
            <text:p>60.48387097</text:p>
          </table:table-cell>
          <table:table-cell office:value-type="float" office:value="56.92599620493359" table:formula="of:=30000/(([.S1]+1)*31)" table:style-name="ce1">
            <text:p>56.9259962</text:p>
          </table:table-cell>
          <table:table-cell office:value-type="float" office:value="53.763440860215056" table:formula="of:=30000/(([.T1]+1)*31)" table:style-name="ce1">
            <text:p>53.76344086</text:p>
          </table:table-cell>
          <table:table-cell office:value-type="float" office:value="50.933786078098471" table:formula="of:=30000/(([.U1]+1)*31)" table:style-name="ce1">
            <text:p>50.93378608</text:p>
          </table:table-cell>
          <table:table-cell office:value-type="float" office:value="48.387096774193552" table:formula="of:=30000/(([.V1]+1)*31)" table:style-name="ce1">
            <text:p>48.38709677</text:p>
          </table:table-cell>
          <table:table-cell office:value-type="float" office:value="46.082949308755758" table:formula="of:=30000/(([.W1]+1)*31)" table:style-name="ce1">
            <text:p>46.08294931</text:p>
          </table:table-cell>
          <table:table-cell office:value-type="float" office:value="43.988269794721404" table:formula="of:=30000/(([.X1]+1)*31)" table:style-name="ce1">
            <text:p>43.98826979</text:p>
          </table:table-cell>
          <table:table-cell office:value-type="float" office:value="42.075736325385691" table:formula="of:=30000/(([.Y1]+1)*31)" table:style-name="ce1">
            <text:p>42.07573633</text:p>
          </table:table-cell>
          <table:table-cell office:value-type="float" office:value="40.322580645161288" table:formula="of:=30000/(([.Z1]+1)*31)" table:style-name="ce1">
            <text:p>40.32258065</text:p>
          </table:table-cell>
          <table:table-cell office:value-type="float" office:value="38.70967741935484" table:formula="of:=30000/(([.AA1]+1)*31)" table:style-name="ce1">
            <text:p>38.70967742</text:p>
          </table:table-cell>
          <table:table-cell office:value-type="float" office:value="37.220843672456574" table:formula="of:=30000/(([.AB1]+1)*31)" table:style-name="ce1">
            <text:p>37.22084367</text:p>
          </table:table-cell>
          <table:table-cell office:value-type="float" office:value="35.842293906810035" table:formula="of:=30000/(([.AC1]+1)*31)" table:style-name="ce1">
            <text:p>35.84229391</text:p>
          </table:table-cell>
          <table:table-cell office:value-type="float" office:value="34.562211981566819" table:formula="of:=30000/(([.AD1]+1)*31)" table:style-name="ce1">
            <text:p>34.56221198</text:p>
          </table:table-cell>
          <table:table-cell office:value-type="float" office:value="33.370411568409345" table:formula="of:=30000/(([.AE1]+1)*31)" table:style-name="ce1">
            <text:p>33.37041157</text:p>
          </table:table-cell>
          <table:table-cell office:value-type="float" office:value="32.258064516129032" table:formula="of:=30000/(([.AF1]+1)*31)" table:style-name="ce1">
            <text:p>32.25806452</text:p>
          </table:table-cell>
          <table:table-cell office:value-type="float" office:value="31.217481789802289" table:formula="of:=30000/(([.AG1]+1)*31)" table:style-name="ce1">
            <text:p>31.21748179</text:p>
          </table:table-cell>
          <table:table-cell office:value-type="float" office:value="30.241935483870968" table:formula="of:=30000/(([.AH1]+1)*31)" table:style-name="ce1">
            <text:p>30.24193548</text:p>
          </table:table-cell>
          <table:table-cell table:number-columns-repeated="1635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30000" table:formula="of:=30000/(([.C1]+1)*[.B13])" table:style-name="ce5">
            <text:p>30000</text:p>
          </table:table-cell>
          <table:table-cell office:value-type="float" office:value="15000" table:formula="of:=30000/(([.D1]+1)*1)" table:style-name="ce5">
            <text:p>15000</text:p>
          </table:table-cell>
          <table:table-cell office:value-type="float" office:value="10000" table:formula="of:=30000/(([.E1]+1)*1)" table:style-name="ce5">
            <text:p>10000</text:p>
          </table:table-cell>
          <table:table-cell office:value-type="float" office:value="7500" table:formula="of:=30000/(([.F1]+1)*1)" table:style-name="ce5">
            <text:p>7500</text:p>
          </table:table-cell>
          <table:table-cell office:value-type="float" office:value="6000" table:formula="of:=30000/(([.G1]+1)*1)" table:style-name="ce5">
            <text:p>6000</text:p>
          </table:table-cell>
          <table:table-cell office:value-type="float" office:value="5000" table:formula="of:=30000/(([.H1]+1)*1)" table:style-name="ce5">
            <text:p>5000</text:p>
          </table:table-cell>
          <table:table-cell office:value-type="float" office:value="4285.7142857142853" table:formula="of:=30000/(([.I1]+1)*1)" table:style-name="ce5">
            <text:p>4285.714286</text:p>
          </table:table-cell>
          <table:table-cell office:value-type="float" office:value="3750" table:formula="of:=30000/(([.J1]+1)*1)" table:style-name="ce5">
            <text:p>3750</text:p>
          </table:table-cell>
          <table:table-cell office:value-type="float" office:value="3333.3333333333335" table:formula="of:=30000/(([.K1]+1)*1)" table:style-name="ce5">
            <text:p>3333.333333</text:p>
          </table:table-cell>
          <table:table-cell office:value-type="float" office:value="3000" table:formula="of:=30000/(([.L1]+1)*1)" table:style-name="ce5">
            <text:p>3000</text:p>
          </table:table-cell>
          <table:table-cell office:value-type="float" office:value="2727.2727272727275" table:formula="of:=30000/(([.M1]+1)*1)" table:style-name="ce5">
            <text:p>2727.272727</text:p>
          </table:table-cell>
          <table:table-cell office:value-type="float" office:value="2500" table:formula="of:=30000/(([.N1]+1)*1)" table:style-name="ce5">
            <text:p>2500</text:p>
          </table:table-cell>
          <table:table-cell office:value-type="float" office:value="2307.6923076923076" table:formula="of:=30000/(([.O1]+1)*1)" table:style-name="ce5">
            <text:p>2307.692308</text:p>
          </table:table-cell>
          <table:table-cell office:value-type="float" office:value="2142.8571428571427" table:formula="of:=30000/(([.P1]+1)*1)" table:style-name="ce5">
            <text:p>2142.857143</text:p>
          </table:table-cell>
          <table:table-cell office:value-type="float" office:value="2000" table:formula="of:=30000/(([.Q1]+1)*1)" table:style-name="ce5">
            <text:p>2000</text:p>
          </table:table-cell>
          <table:table-cell office:value-type="float" office:value="1875" table:formula="of:=30000/(([.R1]+1)*1)" table:style-name="ce5">
            <text:p>1875</text:p>
          </table:table-cell>
          <table:table-cell office:value-type="float" office:value="1764.7058823529412" table:formula="of:=30000/(([.S1]+1)*1)" table:style-name="ce5">
            <text:p>1764.705882</text:p>
          </table:table-cell>
          <table:table-cell office:value-type="float" office:value="1666.6666666666667" table:formula="of:=30000/(([.T1]+1)*1)" table:style-name="ce5">
            <text:p>1666.666667</text:p>
          </table:table-cell>
          <table:table-cell office:value-type="float" office:value="1578.9473684210527" table:formula="of:=30000/(([.U1]+1)*1)" table:style-name="ce5">
            <text:p>1578.947368</text:p>
          </table:table-cell>
          <table:table-cell office:value-type="float" office:value="1500" table:formula="of:=30000/(([.V1]+1)*1)" table:style-name="ce5">
            <text:p>1500</text:p>
          </table:table-cell>
          <table:table-cell office:value-type="float" office:value="1428.5714285714287" table:formula="of:=30000/(([.W1]+1)*1)" table:style-name="ce5">
            <text:p>1428.571429</text:p>
          </table:table-cell>
          <table:table-cell office:value-type="float" office:value="1363.6363636363637" table:formula="of:=30000/(([.X1]+1)*1)" table:style-name="ce5">
            <text:p>1363.636364</text:p>
          </table:table-cell>
          <table:table-cell office:value-type="float" office:value="1304.3478260869565" table:formula="of:=30000/(([.Y1]+1)*1)" table:style-name="ce5">
            <text:p>1304.347826</text:p>
          </table:table-cell>
          <table:table-cell office:value-type="float" office:value="1250" table:formula="of:=30000/(([.Z1]+1)*1)" table:style-name="ce5">
            <text:p>1250</text:p>
          </table:table-cell>
          <table:table-cell office:value-type="float" office:value="1200" table:formula="of:=30000/(([.AA1]+1)*1)" table:style-name="ce5">
            <text:p>1200</text:p>
          </table:table-cell>
          <table:table-cell office:value-type="float" office:value="1153.8461538461538" table:formula="of:=30000/(([.AB1]+1)*1)" table:style-name="ce5">
            <text:p>1153.846154</text:p>
          </table:table-cell>
          <table:table-cell office:value-type="float" office:value="1111.1111111111111" table:formula="of:=30000/(([.AC1]+1)*1)" table:style-name="ce5">
            <text:p>1111.111111</text:p>
          </table:table-cell>
          <table:table-cell office:value-type="float" office:value="1071.4285714285713" table:formula="of:=30000/(([.AD1]+1)*1)" table:style-name="ce5">
            <text:p>1071.428571</text:p>
          </table:table-cell>
          <table:table-cell office:value-type="float" office:value="1034.4827586206898" table:formula="of:=30000/(([.AE1]+1)*1)" table:style-name="ce5">
            <text:p>1034.482759</text:p>
          </table:table-cell>
          <table:table-cell office:value-type="float" office:value="1000" table:formula="of:=30000/(([.AF1]+1)*1)" table:style-name="ce5">
            <text:p>1000</text:p>
          </table:table-cell>
          <table:table-cell office:value-type="float" office:value="967.74193548387098" table:formula="of:=30000/(([.AG1]+1)*1)" table:style-name="ce5">
            <text:p>967.7419355</text:p>
          </table:table-cell>
          <table:table-cell office:value-type="float" office:value="937.5" table:formula="of:=30000/(([.AH1]+1)*1)" table:style-name="ce5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5000" table:formula="of:=30000/(([.C1]+1)*[.B14])" table:style-name="ce1">
            <text:p>5000</text:p>
          </table:table-cell>
          <table:table-cell office:value-type="float" office:value="2500" table:formula="of:=30000/(([.D1]+1)*6)" table:style-name="ce1">
            <text:p>2500</text:p>
          </table:table-cell>
          <table:table-cell office:value-type="float" office:value="1666.6666666666667" table:formula="of:=30000/(([.E1]+1)*6)" table:style-name="ce1">
            <text:p>1666.666667</text:p>
          </table:table-cell>
          <table:table-cell office:value-type="float" office:value="1250" table:formula="of:=30000/(([.F1]+1)*6)" table:style-name="ce1">
            <text:p>1250</text:p>
          </table:table-cell>
          <table:table-cell office:value-type="float" office:value="1000" table:formula="of:=30000/(([.G1]+1)*6)" table:style-name="ce1">
            <text:p>1000</text:p>
          </table:table-cell>
          <table:table-cell office:value-type="float" office:value="833.33333333333337" table:formula="of:=30000/(([.H1]+1)*6)" table:style-name="ce1">
            <text:p>833.3333333</text:p>
          </table:table-cell>
          <table:table-cell office:value-type="float" office:value="714.28571428571433" table:formula="of:=30000/(([.I1]+1)*6)" table:style-name="ce1">
            <text:p>714.2857143</text:p>
          </table:table-cell>
          <table:table-cell office:value-type="float" office:value="625" table:formula="of:=30000/(([.J1]+1)*6)" table:style-name="ce1">
            <text:p>625</text:p>
          </table:table-cell>
          <table:table-cell office:value-type="float" office:value="555.55555555555554" table:formula="of:=30000/(([.K1]+1)*6)" table:style-name="ce1">
            <text:p>555.5555556</text:p>
          </table:table-cell>
          <table:table-cell office:value-type="float" office:value="500" table:formula="of:=30000/(([.L1]+1)*6)" table:style-name="ce1">
            <text:p>500</text:p>
          </table:table-cell>
          <table:table-cell office:value-type="float" office:value="454.54545454545456" table:formula="of:=30000/(([.M1]+1)*6)" table:style-name="ce1">
            <text:p>454.5454545</text:p>
          </table:table-cell>
          <table:table-cell office:value-type="float" office:value="416.66666666666669" table:formula="of:=30000/(([.N1]+1)*6)" table:style-name="ce1">
            <text:p>416.6666667</text:p>
          </table:table-cell>
          <table:table-cell office:value-type="float" office:value="384.61538461538464" table:formula="of:=30000/(([.O1]+1)*6)" table:style-name="ce1">
            <text:p>384.6153846</text:p>
          </table:table-cell>
          <table:table-cell office:value-type="float" office:value="357.14285714285717" table:formula="of:=30000/(([.P1]+1)*6)" table:style-name="ce1">
            <text:p>357.1428571</text:p>
          </table:table-cell>
          <table:table-cell office:value-type="float" office:value="333.33333333333331" table:formula="of:=30000/(([.Q1]+1)*6)" table:style-name="ce1">
            <text:p>333.3333333</text:p>
          </table:table-cell>
          <table:table-cell office:value-type="float" office:value="312.5" table:formula="of:=30000/(([.R1]+1)*6)" table:style-name="ce1">
            <text:p>312.5</text:p>
          </table:table-cell>
          <table:table-cell office:value-type="float" office:value="294.11764705882354" table:formula="of:=30000/(([.S1]+1)*6)" table:style-name="ce1">
            <text:p>294.1176471</text:p>
          </table:table-cell>
          <table:table-cell office:value-type="float" office:value="277.77777777777777" table:formula="of:=30000/(([.T1]+1)*6)" table:style-name="ce1">
            <text:p>277.7777778</text:p>
          </table:table-cell>
          <table:table-cell office:value-type="float" office:value="263.15789473684208" table:formula="of:=30000/(([.U1]+1)*6)" table:style-name="ce1">
            <text:p>263.1578947</text:p>
          </table:table-cell>
          <table:table-cell office:value-type="float" office:value="250" table:formula="of:=30000/(([.V1]+1)*6)" table:style-name="ce1">
            <text:p>250</text:p>
          </table:table-cell>
          <table:table-cell office:value-type="float" office:value="238.0952380952381" table:formula="of:=30000/(([.W1]+1)*6)" table:style-name="ce1">
            <text:p>238.0952381</text:p>
          </table:table-cell>
          <table:table-cell office:value-type="float" office:value="227.27272727272728" table:formula="of:=30000/(([.X1]+1)*6)" table:style-name="ce1">
            <text:p>227.2727273</text:p>
          </table:table-cell>
          <table:table-cell office:value-type="float" office:value="217.39130434782609" table:formula="of:=30000/(([.Y1]+1)*6)" table:style-name="ce1">
            <text:p>217.3913043</text:p>
          </table:table-cell>
          <table:table-cell office:value-type="float" office:value="208.33333333333334" table:formula="of:=30000/(([.Z1]+1)*6)" table:style-name="ce1">
            <text:p>208.3333333</text:p>
          </table:table-cell>
          <table:table-cell office:value-type="float" office:value="200" table:formula="of:=30000/(([.AA1]+1)*6)" table:style-name="ce1">
            <text:p>200</text:p>
          </table:table-cell>
          <table:table-cell office:value-type="float" office:value="192.30769230769232" table:formula="of:=30000/(([.AB1]+1)*6)" table:style-name="ce1">
            <text:p>192.3076923</text:p>
          </table:table-cell>
          <table:table-cell office:value-type="float" office:value="185.18518518518519" table:formula="of:=30000/(([.AC1]+1)*6)" table:style-name="ce1">
            <text:p>185.1851852</text:p>
          </table:table-cell>
          <table:table-cell office:value-type="float" office:value="178.57142857142858" table:formula="of:=30000/(([.AD1]+1)*6)" table:style-name="ce1">
            <text:p>178.5714286</text:p>
          </table:table-cell>
          <table:table-cell office:value-type="float" office:value="172.41379310344828" table:formula="of:=30000/(([.AE1]+1)*6)" table:style-name="ce1">
            <text:p>172.4137931</text:p>
          </table:table-cell>
          <table:table-cell office:value-type="float" office:value="166.66666666666666" table:formula="of:=30000/(([.AF1]+1)*6)" table:style-name="ce1">
            <text:p>166.6666667</text:p>
          </table:table-cell>
          <table:table-cell office:value-type="float" office:value="161.29032258064515" table:formula="of:=30000/(([.AG1]+1)*6)" table:style-name="ce1">
            <text:p>161.2903226</text:p>
          </table:table-cell>
          <table:table-cell office:value-type="float" office:value="156.25" table:formula="of:=30000/(([.AH1]+1)*6)" table:style-name="ce1">
            <text:p>156.25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5000" table:formula="of:=30000/(([.C1]+1)*[.B15])" table:style-name="ce1">
            <text:p>5000</text:p>
          </table:table-cell>
          <table:table-cell office:value-type="float" office:value="2500" table:formula="of:=30000/(([.D1]+1)*6)" table:style-name="ce1">
            <text:p>2500</text:p>
          </table:table-cell>
          <table:table-cell office:value-type="float" office:value="1666.6666666666667" table:formula="of:=30000/(([.E1]+1)*6)" table:style-name="ce1">
            <text:p>1666.666667</text:p>
          </table:table-cell>
          <table:table-cell office:value-type="float" office:value="1250" table:formula="of:=30000/(([.F1]+1)*6)" table:style-name="ce1">
            <text:p>1250</text:p>
          </table:table-cell>
          <table:table-cell office:value-type="float" office:value="1000" table:formula="of:=30000/(([.G1]+1)*6)" table:style-name="ce1">
            <text:p>1000</text:p>
          </table:table-cell>
          <table:table-cell office:value-type="float" office:value="833.33333333333337" table:formula="of:=30000/(([.H1]+1)*6)" table:style-name="ce1">
            <text:p>833.3333333</text:p>
          </table:table-cell>
          <table:table-cell office:value-type="float" office:value="714.28571428571433" table:formula="of:=30000/(([.I1]+1)*6)" table:style-name="ce1">
            <text:p>714.2857143</text:p>
          </table:table-cell>
          <table:table-cell office:value-type="float" office:value="625" table:formula="of:=30000/(([.J1]+1)*6)" table:style-name="ce1">
            <text:p>625</text:p>
          </table:table-cell>
          <table:table-cell office:value-type="float" office:value="555.55555555555554" table:formula="of:=30000/(([.K1]+1)*6)" table:style-name="ce1">
            <text:p>555.5555556</text:p>
          </table:table-cell>
          <table:table-cell office:value-type="float" office:value="500" table:formula="of:=30000/(([.L1]+1)*6)" table:style-name="ce1">
            <text:p>500</text:p>
          </table:table-cell>
          <table:table-cell office:value-type="float" office:value="454.54545454545456" table:formula="of:=30000/(([.M1]+1)*6)" table:style-name="ce1">
            <text:p>454.5454545</text:p>
          </table:table-cell>
          <table:table-cell office:value-type="float" office:value="416.66666666666669" table:formula="of:=30000/(([.N1]+1)*6)" table:style-name="ce1">
            <text:p>416.6666667</text:p>
          </table:table-cell>
          <table:table-cell office:value-type="float" office:value="384.61538461538464" table:formula="of:=30000/(([.O1]+1)*6)" table:style-name="ce1">
            <text:p>384.6153846</text:p>
          </table:table-cell>
          <table:table-cell office:value-type="float" office:value="357.14285714285717" table:formula="of:=30000/(([.P1]+1)*6)" table:style-name="ce1">
            <text:p>357.1428571</text:p>
          </table:table-cell>
          <table:table-cell office:value-type="float" office:value="333.33333333333331" table:formula="of:=30000/(([.Q1]+1)*6)" table:style-name="ce1">
            <text:p>333.3333333</text:p>
          </table:table-cell>
          <table:table-cell office:value-type="float" office:value="312.5" table:formula="of:=30000/(([.R1]+1)*6)" table:style-name="ce1">
            <text:p>312.5</text:p>
          </table:table-cell>
          <table:table-cell office:value-type="float" office:value="294.11764705882354" table:formula="of:=30000/(([.S1]+1)*6)" table:style-name="ce1">
            <text:p>294.1176471</text:p>
          </table:table-cell>
          <table:table-cell office:value-type="float" office:value="277.77777777777777" table:formula="of:=30000/(([.T1]+1)*6)" table:style-name="ce1">
            <text:p>277.7777778</text:p>
          </table:table-cell>
          <table:table-cell office:value-type="float" office:value="263.15789473684208" table:formula="of:=30000/(([.U1]+1)*6)" table:style-name="ce1">
            <text:p>263.1578947</text:p>
          </table:table-cell>
          <table:table-cell office:value-type="float" office:value="250" table:formula="of:=30000/(([.V1]+1)*6)" table:style-name="ce1">
            <text:p>250</text:p>
          </table:table-cell>
          <table:table-cell office:value-type="float" office:value="238.0952380952381" table:formula="of:=30000/(([.W1]+1)*6)" table:style-name="ce1">
            <text:p>238.0952381</text:p>
          </table:table-cell>
          <table:table-cell office:value-type="float" office:value="227.27272727272728" table:formula="of:=30000/(([.X1]+1)*6)" table:style-name="ce1">
            <text:p>227.2727273</text:p>
          </table:table-cell>
          <table:table-cell office:value-type="float" office:value="217.39130434782609" table:formula="of:=30000/(([.Y1]+1)*6)" table:style-name="ce1">
            <text:p>217.3913043</text:p>
          </table:table-cell>
          <table:table-cell office:value-type="float" office:value="208.33333333333334" table:formula="of:=30000/(([.Z1]+1)*6)" table:style-name="ce1">
            <text:p>208.3333333</text:p>
          </table:table-cell>
          <table:table-cell office:value-type="float" office:value="200" table:formula="of:=30000/(([.AA1]+1)*6)" table:style-name="ce1">
            <text:p>200</text:p>
          </table:table-cell>
          <table:table-cell office:value-type="float" office:value="192.30769230769232" table:formula="of:=30000/(([.AB1]+1)*6)" table:style-name="ce1">
            <text:p>192.3076923</text:p>
          </table:table-cell>
          <table:table-cell office:value-type="float" office:value="185.18518518518519" table:formula="of:=30000/(([.AC1]+1)*6)" table:style-name="ce1">
            <text:p>185.1851852</text:p>
          </table:table-cell>
          <table:table-cell office:value-type="float" office:value="178.57142857142858" table:formula="of:=30000/(([.AD1]+1)*6)" table:style-name="ce1">
            <text:p>178.5714286</text:p>
          </table:table-cell>
          <table:table-cell office:value-type="float" office:value="172.41379310344828" table:formula="of:=30000/(([.AE1]+1)*6)" table:style-name="ce1">
            <text:p>172.4137931</text:p>
          </table:table-cell>
          <table:table-cell office:value-type="float" office:value="166.66666666666666" table:formula="of:=30000/(([.AF1]+1)*6)" table:style-name="ce1">
            <text:p>166.6666667</text:p>
          </table:table-cell>
          <table:table-cell office:value-type="float" office:value="161.29032258064515" table:formula="of:=30000/(([.AG1]+1)*6)" table:style-name="ce1">
            <text:p>161.2903226</text:p>
          </table:table-cell>
          <table:table-cell office:value-type="float" office:value="156.25" table:formula="of:=30000/(([.AH1]+1)*6)" table:style-name="ce1">
            <text:p>156.25</text:p>
          </table:table-cell>
          <table:table-cell table:number-columns-repeated="1635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322.58064516129031" table:formula="of:=30000/(([.C1]+1)*[.B16])" table:style-name="ce1">
            <text:p>322.5806452</text:p>
          </table:table-cell>
          <table:table-cell office:value-type="float" office:value="161.29032258064515" table:formula="of:=30000/(([.D1]+1)*93)" table:style-name="ce1">
            <text:p>161.2903226</text:p>
          </table:table-cell>
          <table:table-cell office:value-type="float" office:value="107.52688172043011" table:formula="of:=30000/(([.E1]+1)*93)" table:style-name="ce1">
            <text:p>107.5268817</text:p>
          </table:table-cell>
          <table:table-cell office:value-type="float" office:value="80.645161290322577" table:formula="of:=30000/(([.F1]+1)*93)" table:style-name="ce1">
            <text:p>80.64516129</text:p>
          </table:table-cell>
          <table:table-cell office:value-type="float" office:value="64.516129032258064" table:formula="of:=30000/(([.G1]+1)*93)" table:style-name="ce1">
            <text:p>64.51612903</text:p>
          </table:table-cell>
          <table:table-cell office:value-type="float" office:value="53.763440860215056" table:formula="of:=30000/(([.H1]+1)*93)" table:style-name="ce1">
            <text:p>53.76344086</text:p>
          </table:table-cell>
          <table:table-cell office:value-type="float" office:value="46.082949308755758" table:formula="of:=30000/(([.I1]+1)*93)" table:style-name="ce1">
            <text:p>46.08294931</text:p>
          </table:table-cell>
          <table:table-cell office:value-type="float" office:value="40.322580645161288" table:formula="of:=30000/(([.J1]+1)*93)" table:style-name="ce1">
            <text:p>40.32258065</text:p>
          </table:table-cell>
          <table:table-cell office:value-type="float" office:value="35.842293906810035" table:formula="of:=30000/(([.K1]+1)*93)" table:style-name="ce1">
            <text:p>35.84229391</text:p>
          </table:table-cell>
          <table:table-cell office:value-type="float" office:value="32.258064516129032" table:formula="of:=30000/(([.L1]+1)*93)" table:style-name="ce1">
            <text:p>32.25806452</text:p>
          </table:table-cell>
          <table:table-cell office:value-type="float" office:value="29.325513196480937" table:formula="of:=30000/(([.M1]+1)*93)" table:style-name="ce1">
            <text:p>29.3255132</text:p>
          </table:table-cell>
          <table:table-cell office:value-type="float" office:value="26.881720430107528" table:formula="of:=30000/(([.N1]+1)*93)" table:style-name="ce1">
            <text:p>26.88172043</text:p>
          </table:table-cell>
          <table:table-cell office:value-type="float" office:value="24.813895781637719" table:formula="of:=30000/(([.O1]+1)*93)" table:style-name="ce1">
            <text:p>24.81389578</text:p>
          </table:table-cell>
          <table:table-cell office:value-type="float" office:value="23.041474654377879" table:formula="of:=30000/(([.P1]+1)*93)" table:style-name="ce1">
            <text:p>23.04147465</text:p>
          </table:table-cell>
          <table:table-cell office:value-type="float" office:value="21.50537634408602" table:formula="of:=30000/(([.Q1]+1)*93)" table:style-name="ce1">
            <text:p>21.50537634</text:p>
          </table:table-cell>
          <table:table-cell office:value-type="float" office:value="20.161290322580644" table:formula="of:=30000/(([.R1]+1)*93)" table:style-name="ce1">
            <text:p>20.16129032</text:p>
          </table:table-cell>
          <table:table-cell office:value-type="float" office:value="18.975332068311197" table:formula="of:=30000/(([.S1]+1)*93)" table:style-name="ce1">
            <text:p>18.97533207</text:p>
          </table:table-cell>
          <table:table-cell office:value-type="float" office:value="17.921146953405017" table:formula="of:=30000/(([.T1]+1)*93)" table:style-name="ce1">
            <text:p>17.92114695</text:p>
          </table:table-cell>
          <table:table-cell office:value-type="float" office:value="16.977928692699489" table:formula="of:=30000/(([.U1]+1)*93)" table:style-name="ce1">
            <text:p>16.97792869</text:p>
          </table:table-cell>
          <table:table-cell office:value-type="float" office:value="16.129032258064516" table:formula="of:=30000/(([.V1]+1)*93)" table:style-name="ce1">
            <text:p>16.12903226</text:p>
          </table:table-cell>
          <table:table-cell office:value-type="float" office:value="15.360983102918587" table:formula="of:=30000/(([.W1]+1)*93)" table:style-name="ce1">
            <text:p>15.3609831</text:p>
          </table:table-cell>
          <table:table-cell office:value-type="float" office:value="14.662756598240469" table:formula="of:=30000/(([.X1]+1)*93)" table:style-name="ce1">
            <text:p>14.6627566</text:p>
          </table:table-cell>
          <table:table-cell office:value-type="float" office:value="14.025245441795231" table:formula="of:=30000/(([.Y1]+1)*93)" table:style-name="ce1">
            <text:p>14.02524544</text:p>
          </table:table-cell>
          <table:table-cell office:value-type="float" office:value="13.440860215053764" table:formula="of:=30000/(([.Z1]+1)*93)" table:style-name="ce1">
            <text:p>13.44086022</text:p>
          </table:table-cell>
          <table:table-cell office:value-type="float" office:value="12.903225806451612" table:formula="of:=30000/(([.AA1]+1)*93)" table:style-name="ce1">
            <text:p>12.90322581</text:p>
          </table:table-cell>
          <table:table-cell office:value-type="float" office:value="12.406947890818859" table:formula="of:=30000/(([.AB1]+1)*93)" table:style-name="ce1">
            <text:p>12.40694789</text:p>
          </table:table-cell>
          <table:table-cell office:value-type="float" office:value="11.947431302270012" table:formula="of:=30000/(([.AC1]+1)*93)" table:style-name="ce1">
            <text:p>11.9474313</text:p>
          </table:table-cell>
          <table:table-cell office:value-type="float" office:value="11.52073732718894" table:formula="of:=30000/(([.AD1]+1)*93)" table:style-name="ce1">
            <text:p>11.52073733</text:p>
          </table:table-cell>
          <table:table-cell office:value-type="float" office:value="11.123470522803114" table:formula="of:=30000/(([.AE1]+1)*93)" table:style-name="ce1">
            <text:p>11.12347052</text:p>
          </table:table-cell>
          <table:table-cell office:value-type="float" office:value="10.75268817204301" table:formula="of:=30000/(([.AF1]+1)*93)" table:style-name="ce1">
            <text:p>10.75268817</text:p>
          </table:table-cell>
          <table:table-cell office:value-type="float" office:value="10.40582726326743" table:formula="of:=30000/(([.AG1]+1)*93)" table:style-name="ce1">
            <text:p>10.40582726</text:p>
          </table:table-cell>
          <table:table-cell office:value-type="float" office:value="10.080645161290322" table:formula="of:=30000/(([.AH1]+1)*93)" table:style-name="ce1">
            <text:p>10.08064516</text:p>
          </table:table-cell>
          <table:table-cell table:number-columns-repeated="1635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office:value-type="float" office:value="5000" table:formula="of:=30000/(([.C1]+1)*[.B17])" table:style-name="ce4">
            <text:p>5000</text:p>
          </table:table-cell>
          <table:table-cell office:value-type="float" office:value="2500" table:formula="of:=30000/(([.D1]+1)*6)" table:style-name="ce4">
            <text:p>2500</text:p>
          </table:table-cell>
          <table:table-cell office:value-type="float" office:value="1666.6666666666667" table:formula="of:=30000/(([.E1]+1)*6)" table:style-name="ce4">
            <text:p>1666.666667</text:p>
          </table:table-cell>
          <table:table-cell office:value-type="float" office:value="1250" table:formula="of:=30000/(([.F1]+1)*6)" table:style-name="ce4">
            <text:p>1250</text:p>
          </table:table-cell>
          <table:table-cell office:value-type="float" office:value="1000" table:formula="of:=30000/(([.G1]+1)*6)" table:style-name="ce4">
            <text:p>1000</text:p>
          </table:table-cell>
          <table:table-cell office:value-type="float" office:value="833.33333333333337" table:formula="of:=30000/(([.H1]+1)*6)" table:style-name="ce4">
            <text:p>833.3333333</text:p>
          </table:table-cell>
          <table:table-cell office:value-type="float" office:value="714.28571428571433" table:formula="of:=30000/(([.I1]+1)*6)" table:style-name="ce4">
            <text:p>714.2857143</text:p>
          </table:table-cell>
          <table:table-cell office:value-type="float" office:value="625" table:formula="of:=30000/(([.J1]+1)*6)" table:style-name="ce4">
            <text:p>625</text:p>
          </table:table-cell>
          <table:table-cell office:value-type="float" office:value="555.55555555555554" table:formula="of:=30000/(([.K1]+1)*6)" table:style-name="ce4">
            <text:p>555.5555556</text:p>
          </table:table-cell>
          <table:table-cell office:value-type="float" office:value="500" table:formula="of:=30000/(([.L1]+1)*6)" table:style-name="ce4">
            <text:p>500</text:p>
          </table:table-cell>
          <table:table-cell office:value-type="float" office:value="454.54545454545456" table:formula="of:=30000/(([.M1]+1)*6)" table:style-name="ce4">
            <text:p>454.5454545</text:p>
          </table:table-cell>
          <table:table-cell office:value-type="float" office:value="416.66666666666669" table:formula="of:=30000/(([.N1]+1)*6)" table:style-name="ce4">
            <text:p>416.6666667</text:p>
          </table:table-cell>
          <table:table-cell office:value-type="float" office:value="384.61538461538464" table:formula="of:=30000/(([.O1]+1)*6)" table:style-name="ce4">
            <text:p>384.6153846</text:p>
          </table:table-cell>
          <table:table-cell office:value-type="float" office:value="357.14285714285717" table:formula="of:=30000/(([.P1]+1)*6)" table:style-name="ce4">
            <text:p>357.1428571</text:p>
          </table:table-cell>
          <table:table-cell office:value-type="float" office:value="333.33333333333331" table:formula="of:=30000/(([.Q1]+1)*6)" table:style-name="ce4">
            <text:p>333.3333333</text:p>
          </table:table-cell>
          <table:table-cell office:value-type="float" office:value="312.5" table:formula="of:=30000/(([.R1]+1)*6)" table:style-name="ce4">
            <text:p>312.5</text:p>
          </table:table-cell>
          <table:table-cell office:value-type="float" office:value="294.11764705882354" table:formula="of:=30000/(([.S1]+1)*6)" table:style-name="ce4">
            <text:p>294.1176471</text:p>
          </table:table-cell>
          <table:table-cell office:value-type="float" office:value="277.77777777777777" table:formula="of:=30000/(([.T1]+1)*6)" table:style-name="ce4">
            <text:p>277.7777778</text:p>
          </table:table-cell>
          <table:table-cell office:value-type="float" office:value="263.15789473684208" table:formula="of:=30000/(([.U1]+1)*6)" table:style-name="ce4">
            <text:p>263.1578947</text:p>
          </table:table-cell>
          <table:table-cell office:value-type="float" office:value="250" table:formula="of:=30000/(([.V1]+1)*6)" table:style-name="ce4">
            <text:p>250</text:p>
          </table:table-cell>
          <table:table-cell office:value-type="float" office:value="238.0952380952381" table:formula="of:=30000/(([.W1]+1)*6)" table:style-name="ce4">
            <text:p>238.0952381</text:p>
          </table:table-cell>
          <table:table-cell office:value-type="float" office:value="227.27272727272728" table:formula="of:=30000/(([.X1]+1)*6)" table:style-name="ce4">
            <text:p>227.2727273</text:p>
          </table:table-cell>
          <table:table-cell office:value-type="float" office:value="217.39130434782609" table:formula="of:=30000/(([.Y1]+1)*6)" table:style-name="ce4">
            <text:p>217.3913043</text:p>
          </table:table-cell>
          <table:table-cell office:value-type="float" office:value="208.33333333333334" table:formula="of:=30000/(([.Z1]+1)*6)" table:style-name="ce4">
            <text:p>208.3333333</text:p>
          </table:table-cell>
          <table:table-cell office:value-type="float" office:value="200" table:formula="of:=30000/(([.AA1]+1)*6)" table:style-name="ce4">
            <text:p>200</text:p>
          </table:table-cell>
          <table:table-cell office:value-type="float" office:value="192.30769230769232" table:formula="of:=30000/(([.AB1]+1)*6)" table:style-name="ce4">
            <text:p>192.3076923</text:p>
          </table:table-cell>
          <table:table-cell office:value-type="float" office:value="185.18518518518519" table:formula="of:=30000/(([.AC1]+1)*6)" table:style-name="ce4">
            <text:p>185.1851852</text:p>
          </table:table-cell>
          <table:table-cell office:value-type="float" office:value="178.57142857142858" table:formula="of:=30000/(([.AD1]+1)*6)" table:style-name="ce4">
            <text:p>178.5714286</text:p>
          </table:table-cell>
          <table:table-cell office:value-type="float" office:value="172.41379310344828" table:formula="of:=30000/(([.AE1]+1)*6)" table:style-name="ce4">
            <text:p>172.4137931</text:p>
          </table:table-cell>
          <table:table-cell office:value-type="float" office:value="166.66666666666666" table:formula="of:=30000/(([.AF1]+1)*6)" table:style-name="ce4">
            <text:p>166.6666667</text:p>
          </table:table-cell>
          <table:table-cell office:value-type="float" office:value="161.29032258064515" table:formula="of:=30000/(([.AG1]+1)*6)" table:style-name="ce4">
            <text:p>161.2903226</text:p>
          </table:table-cell>
          <table:table-cell office:value-type="float" office:value="156.25" table:formula="of:=30000/(([.AH1]+1)*6)" table:style-name="ce4">
            <text:p>156.25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Freq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65.406000000000006" table:style-name="ce1">
            <text:p>65.40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#2</text:p>
          </table:table-cell>
          <table:table-cell office:value-type="float" office:value="69.295040760000006" table:formula="of:=[.B20]+(0.05946*[.B20])" table:style-name="ce1">
            <text:p>69.2950407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73.415323883589608" table:formula="of:=[.B21]+(0.05946*[.B21])" table:style-name="ce1">
            <text:p>73.4153238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#2</text:p>
          </table:table-cell>
          <table:table-cell office:value-type="float" office:value="77.780599041707845" table:formula="of:=[.B22]+(0.05946*[.B22])" table:style-name="ce1">
            <text:p>77.78059904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82.405433460727792" table:formula="of:=[.B23]+(0.05946*[.B23])" table:style-name="ce1">
            <text:p>82.4054334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87.305260534302661" table:formula="of:=[.B24]+(0.05946*[.B24])" table:style-name="ce1">
            <text:p>87.3052605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#2</text:p>
          </table:table-cell>
          <table:table-cell office:value-type="float" office:value="92.49643132567229" table:formula="of:=[.B25]+(0.05946*[.B25])" table:style-name="ce1">
            <text:p>92.49643133</text:p>
          </table:table-cell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97.99626913229676" table:formula="of:=[.B26]+(0.05946*[.B26])" table:style-name="ce1">
            <text:p>97.9962691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#2</text:p>
          </table:table-cell>
          <table:table-cell office:value-type="float" office:value="103.82312729490313" table:formula="of:=[.B27]+(0.05946*[.B27])" table:style-name="ce1">
            <text:p>103.8231273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09.99645044385807" table:formula="of:=[.B28]+(0.05946*[.B28])" table:style-name="ce1">
            <text:p>109.99645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#2</text:p>
          </table:table-cell>
          <table:table-cell office:value-type="float" office:value="116.53683938724987" table:formula="of:=[.B29]+(0.05946*[.B29])" table:style-name="ce1">
            <text:p>116.5368394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123.46611985721574" table:formula="of:=[.B30]+(0.05946*[.B30])" table:style-name="ce1">
            <text:p>123.466119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130.81299999999999" table:style-name="ce1">
            <text:p>130.813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#3</text:p>
          </table:table-cell>
          <table:table-cell office:value-type="float" office:value="138.59114097999998" table:formula="of:=[.B32]+(0.05946*[.B32])" table:style-name="ce1">
            <text:p>138.59114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3</text:p>
          </table:table-cell>
          <table:table-cell office:value-type="float" office:value="146.83177022267077" table:formula="of:=[.B33]+(0.05946*[.B33])" table:style-name="ce1">
            <text:p>146.8317702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#3</text:p>
          </table:table-cell>
          <table:table-cell office:value-type="float" office:value="155.56238728011078" table:formula="of:=[.B34]+(0.05946*[.B34])" table:style-name="ce1">
            <text:p>155.5623873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3</text:p>
          </table:table-cell>
          <table:table-cell office:value-type="float" office:value="164.81212682778616" table:formula="of:=[.B35]+(0.05946*[.B35])" table:style-name="ce1">
            <text:p>164.812126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174.61185588896632" table:formula="of:=[.B36]+(0.05946*[.B36])" table:style-name="ce1">
            <text:p>174.611855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7">
            <text:p>28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#3</text:p>
          </table:table-cell>
          <table:table-cell office:value-type="float" office:value="184.99427684012426" table:formula="of:=[.B37]+(0.05946*[.B37])" table:style-name="ce1">
            <text:p>184.994276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6" table:style-name="ce7">
            <text:p>26</text:p>
          </table:table-cell>
          <table:table-cell office:value-type="float" office:value="15" table:style-name="ce7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95.99403654103804" table:formula="of:=[.B38]+(0.05946*[.B38])" table:style-name="ce1">
            <text:p>195.994036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15" table:style-name="ce7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#3</text:p>
          </table:table-cell>
          <table:table-cell office:value-type="float" office:value="207.64784195376816" table:formula="of:=[.B39]+(0.05946*[.B39])" table:style-name="ce1">
            <text:p>207.64784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19.99458263633923" table:formula="of:=[.B40]+(0.05946*[.B40])" table:style-name="ce1">
            <text:p>219.9945826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22" table:style-name="ce7">
            <text:p>22</text:p>
          </table:table-cell>
          <table:table-cell office:value-type="float" office:value="15" table:style-name="ce7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#3</text:p>
          </table:table-cell>
          <table:table-cell office:value-type="float" office:value="233.07546051989596" table:formula="of:=[.B41]+(0.05946*[.B41])" table:style-name="ce1">
            <text:p>233.075460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246.93412740240896" table:formula="of:=[.B42]+(0.05946*[.B42])" table:style-name="ce1">
            <text:p>246.934127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261.62599999999998" table:style-name="ce1">
            <text:p>261.626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#4</text:p>
          </table:table-cell>
          <table:table-cell office:value-type="float" office:value="277.18228195999995" table:formula="of:=[.B44]+(0.05946*[.B44])" table:style-name="ce1">
            <text:p>277.18228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293.66354044534154" table:formula="of:=[.B45]+(0.05946*[.B45])" table:style-name="ce1">
            <text:p>293.663540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#4</text:p>
          </table:table-cell>
          <table:table-cell office:value-type="float" office:value="311.12477456022157" table:formula="of:=[.B46]+(0.05946*[.B46])" table:style-name="ce1">
            <text:p>311.124774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329.62425365557232" table:formula="of:=[.B47]+(0.05946*[.B47])" table:style-name="ce1">
            <text:p>329.624253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349.22371177793264" table:formula="of:=[.B48]+(0.05946*[.B48])" table:style-name="ce1">
            <text:p>349.223711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F#4</text:p>
          </table:table-cell>
          <table:table-cell office:value-type="float" office:value="369.98855368024851" table:formula="of:=[.B49]+(0.05946*[.B49])" table:style-name="ce9">
            <text:p>369.98855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391.98807308207608" table:formula="of:=[.B50]+(0.05946*[.B50])" table:style-name="ce1">
            <text:p>391.988073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15" table:style-name="ce7">
            <text:p>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#4</text:p>
          </table:table-cell>
          <table:table-cell office:value-type="float" office:value="415.29568390753633" table:formula="of:=[.B51]+(0.05946*[.B51])" table:style-name="ce1">
            <text:p>415.295683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A4</text:p>
          </table:table-cell>
          <table:table-cell office:value-type="float" office:value="439.98916527267846" table:formula="of:=[.B52]+(0.05946*[.B52])" table:style-name="ce9">
            <text:p>439.98916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#4</text:p>
          </table:table-cell>
          <table:table-cell office:value-type="float" office:value="466.15092103979191" table:formula="of:=[.B53]+(0.05946*[.B53])" table:style-name="ce1">
            <text:p>466.15092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7">
            <text:p>31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493.86825480481792" table:formula="of:=[.B54]+(0.05946*[.B54])" table:style-name="ce1">
            <text:p>493.868254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523.25099999999998" table:style-name="ce1">
            <text:p>523.25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7">
            <text:p>28</text:p>
          </table:table-cell>
          <table:table-cell office:value-type="float" office:value="7" table:style-name="ce7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#5</text:p>
          </table:table-cell>
          <table:table-cell office:value-type="float" office:value="554.36350445999994" table:formula="of:=[.B56]+(0.05946*[.B56])" table:style-name="ce1">
            <text:p>554.363504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office:value-type="float" office:value="7" table:style-name="ce7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87.32595843519152" table:formula="of:=[.B57]+(0.05946*[.B57])" table:style-name="ce1">
            <text:p>587.3259584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7">
            <text:p>25</text:p>
          </table:table-cell>
          <table:table-cell office:value-type="float" office:value="7" table:style-name="ce7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#5</text:p>
          </table:table-cell>
          <table:table-cell office:value-type="float" office:value="622.24835992374801" table:formula="of:=[.B58]+(0.05946*[.B58])" table:style-name="ce1">
            <text:p>622.248359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659.24724740481406" table:formula="of:=[.B59]+(0.05946*[.B59])" table:style-name="ce1">
            <text:p>659.247247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2" table:style-name="ce7">
            <text:p>22</text:p>
          </table:table-cell>
          <table:table-cell office:value-type="float" office:value="7" table:style-name="ce7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698.4460887355043" table:formula="of:=[.B60]+(0.05946*[.B60])" table:style-name="ce1">
            <text:p>698.4460887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7" table:style-name="ce7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#5</text:p>
          </table:table-cell>
          <table:table-cell office:value-type="float" office:value="739.97569317171735" table:formula="of:=[.B61]+(0.05946*[.B61])" table:style-name="ce1">
            <text:p>739.9756932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7">
            <text:p>19</text:p>
          </table:table-cell>
          <table:table-cell office:value-type="float" office:value="7" table:style-name="ce7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783.97464788770765" table:formula="of:=[.B62]+(0.05946*[.B62])" table:style-name="ce1">
            <text:p>783.9746479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7">
            <text:p>19</text:p>
          </table:table-cell>
          <table:table-cell office:value-type="float" office:value="7" table:style-name="ce7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#5</text:p>
          </table:table-cell>
          <table:table-cell office:value-type="float" office:value="830.58978045111076" table:formula="of:=[.B63]+(0.05946*[.B63])" table:style-name="ce1">
            <text:p>830.589780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7" table:style-name="ce7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879.9766487967338" table:formula="of:=[.B64]+(0.05946*[.B64])" table:style-name="ce1">
            <text:p>879.976648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#5</text:p>
          </table:table-cell>
          <table:table-cell office:value-type="float" office:value="932.30006033418761" table:formula="of:=[.B65]+(0.05946*[.B65])" table:style-name="ce1">
            <text:p>932.300060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8">
            <text:p>31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6">
            <text:p>31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10">
            <text:p>31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7">
            <text:p>7</text:p>
          </table:table-cell>
          <table:table-cell office:value-type="float" office:value="31" table:style-name="ce7">
            <text:p>31</text:p>
          </table:table-cell>
          <table:table-cell office:value-type="float" office:value="9" table:style-name="ce7">
            <text:p>9</text:p>
          </table:table-cell>
          <table:table-cell office:value-type="float" office:value="31" table:style-name="ce13">
            <text:p>31</text:p>
          </table:table-cell>
          <table:table-cell office:value-type="float" office:value="8" table:style-name="ce13">
            <text:p>8</text:p>
          </table:table-cell>
          <table:table-cell office:value-type="float" office:value="31" table:style-name="ce11">
            <text:p>31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987.73462192165834" table:formula="of:=[.B66]+(0.05946*[.B66])" table:style-name="ce1">
            <text:p>987.734621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10">
            <text:p>29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5" table:style-name="ce7">
            <text:p>15</text:p>
          </table:table-cell>
          <table:table-cell office:value-type="float" office:value="14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29" table:style-name="ce7">
            <text:p>29</text:p>
          </table:table-cell>
          <table:table-cell office:value-type="float" office:value="9" table:style-name="ce7">
            <text:p>9</text:p>
          </table:table-cell>
          <table:table-cell office:value-type="float" office:value="29" table:style-name="ce13">
            <text:p>29</text:p>
          </table:table-cell>
          <table:table-cell office:value-type="float" office:value="8" table:style-name="ce13">
            <text:p>8</text:p>
          </table:table-cell>
          <table:table-cell office:value-type="float" office:value="29" table:style-name="ce11">
            <text:p>29</text:p>
          </table:table-cell>
          <table:table-cell office:value-type="float" office:value="11" table:style-name="ce11">
            <text:p>1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046.502" table:style-name="ce1">
            <text:p>1046.5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6">
            <text:p>28</text:p>
          </table:table-cell>
          <table:table-cell office:value-type="float" office:value="1" table:style-name="ce6">
            <text:p>1</text:p>
          </table:table-cell>
          <table:table-cell office:value-type="float" office:value="28" table:style-name="ce10">
            <text:p>28</text:p>
          </table:table-cell>
          <table:table-cell office:value-type="float" office:value="3" table:style-name="ce10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7" table:style-name="ce7">
            <text:p>7</text:p>
          </table:table-cell>
          <table:table-cell office:value-type="float" office:value="28" table:style-name="ce7">
            <text:p>28</text:p>
          </table:table-cell>
          <table:table-cell office:value-type="float" office:value="9" table:style-name="ce7">
            <text:p>9</text:p>
          </table:table-cell>
          <table:table-cell office:value-type="float" office:value="28" table:style-name="ce13">
            <text:p>28</text:p>
          </table:table-cell>
          <table:table-cell office:value-type="float" office:value="8" table:style-name="ce13">
            <text:p>8</text:p>
          </table:table-cell>
          <table:table-cell office:value-type="float" office:value="28" table:style-name="ce11">
            <text:p>28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#6</text:p>
          </table:table-cell>
          <table:table-cell office:value-type="float" office:value="1108.7270089199999" table:formula="of:=[.B68]+(0.05946*[.B68])" table:style-name="ce1">
            <text:p>1108.72700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1" table:style-name="ce6">
            <text:p>1</text:p>
          </table:table-cell>
          <table:table-cell office:value-type="float" office:value="26" table:style-name="ce10">
            <text:p>26</text:p>
          </table:table-cell>
          <table:table-cell office:value-type="float" office:value="3" table:style-name="ce10">
            <text:p>3</text:p>
          </table:table-cell>
          <table:table-cell office:value-type="float" office:value="26" table:style-name="ce7">
            <text:p>26</text:p>
          </table:table-cell>
          <table:table-cell office:value-type="float" office:value="9" table:style-name="ce7">
            <text:p>9</text:p>
          </table:table-cell>
          <table:table-cell office:value-type="float" office:value="26" table:style-name="ce13">
            <text:p>26</text:p>
          </table:table-cell>
          <table:table-cell office:value-type="float" office:value="8" table:style-name="ce13">
            <text:p>8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174.651916870383" table:formula="of:=[.B69]+(0.05946*[.B69])" table:style-name="ce1">
            <text:p>1174.65191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10">
            <text:p>25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25" table:style-name="ce7">
            <text:p>25</text:p>
          </table:table-cell>
          <table:table-cell office:value-type="float" office:value="9" table:style-name="ce7">
            <text:p>9</text:p>
          </table:table-cell>
          <table:table-cell office:value-type="float" office:value="25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float" office:value="25" table:style-name="ce11">
            <text:p>25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D#6</text:p>
          </table:table-cell>
          <table:table-cell office:value-type="float" office:value="1244.496719847496" table:formula="of:=[.B70]+(0.05946*[.B70])" table:style-name="ce1">
            <text:p>1244.4967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3" table:style-name="ce6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10">
            <text:p>2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23" table:style-name="ce7">
            <text:p>23</text:p>
          </table:table-cell>
          <table:table-cell office:value-type="float" office:value="9" table:style-name="ce7">
            <text:p>9</text:p>
          </table:table-cell>
          <table:table-cell office:value-type="float" office:value="23" table:style-name="ce13">
            <text:p>23</text:p>
          </table:table-cell>
          <table:table-cell office:value-type="float" office:value="8" table:style-name="ce13">
            <text:p>8</text:p>
          </table:table-cell>
          <table:table-cell office:value-type="float" office:value="23" table:style-name="ce11">
            <text:p>23</text:p>
          </table:table-cell>
          <table:table-cell office:value-type="float" office:value="11" table:style-name="ce11">
            <text:p>11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318.4944948096281" table:formula="of:=[.B71]+(0.05946*[.B71])" table:style-name="ce1">
            <text:p>1318.49449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6">
            <text:p>1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float" office:value="22" table:style-name="ce7">
            <text:p>22</text:p>
          </table:table-cell>
          <table:table-cell office:value-type="float" office:value="9" table:style-name="ce7">
            <text:p>9</text:p>
          </table:table-cell>
          <table:table-cell office:value-type="float" office:value="22" table:style-name="ce13">
            <text:p>22</text:p>
          </table:table-cell>
          <table:table-cell office:value-type="float" office:value="8" table:style-name="ce13">
            <text:p>8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396.8921774710086" table:formula="of:=[.B72]+(0.05946*[.B72])" table:style-name="ce1">
            <text:p>1396.89217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10">
            <text:p>20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20" table:style-name="ce7">
            <text:p>20</text:p>
          </table:table-cell>
          <table:table-cell office:value-type="float" office:value="9" table:style-name="ce7">
            <text:p>9</text:p>
          </table:table-cell>
          <table:table-cell office:value-type="float" office:value="20" table:style-name="ce13">
            <text:p>20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#6</text:p>
          </table:table-cell>
          <table:table-cell office:value-type="float" office:value="1479.9513863434347" table:formula="of:=[.B73]+(0.05946*[.B73])" table:style-name="ce1">
            <text:p>1479.95138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19" table:style-name="ce7">
            <text:p>19</text:p>
          </table:table-cell>
          <table:table-cell office:value-type="float" office:value="9" table:style-name="ce7">
            <text:p>9</text:p>
          </table:table-cell>
          <table:table-cell office:value-type="float" office:value="19" table:style-name="ce13">
            <text:p>19</text:p>
          </table:table-cell>
          <table:table-cell office:value-type="float" office:value="8" table:style-name="ce13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567.9492957754153" table:formula="of:=[.B74]+(0.05946*[.B74])" table:style-name="ce1">
            <text:p>1567.94929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1" table:style-name="ce6">
            <text:p>1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13">
            <text:p>18</text:p>
          </table:table-cell>
          <table:table-cell office:value-type="float" office:value="8" table:style-name="ce13">
            <text:p>8</text:p>
          </table:table-cell>
          <table:table-cell office:value-type="float" office:value="18" table:style-name="ce11">
            <text:p>18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#6</text:p>
          </table:table-cell>
          <table:table-cell office:value-type="float" office:value="1661.1795609022215" table:formula="of:=[.B75]+(0.05946*[.B75])" table:style-name="ce1">
            <text:p>1661.17956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0">
            <text:p>17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17" table:style-name="ce7">
            <text:p>17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13">
            <text:p>17</text:p>
          </table:table-cell>
          <table:table-cell office:value-type="float" office:value="8" table:style-name="ce13">
            <text:p>8</text:p>
          </table:table-cell>
          <table:table-cell office:value-type="float" office:value="17" table:style-name="ce11">
            <text:p>17</text:p>
          </table:table-cell>
          <table:table-cell office:value-type="float" office:value="11" table:style-name="ce11">
            <text:p>11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759.9532975934676" table:formula="of:=[.B76]+(0.05946*[.B76])" table:style-name="ce1">
            <text:p>1759.95329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10">
            <text:p>16</text:p>
          </table:table-cell>
          <table:table-cell office:value-type="float" office:value="3" table:style-name="ce10">
            <text:p>3</text:p>
          </table:table-cell>
          <table:table-cell office:value-type="float" office:value="16" table:style-name="ce7">
            <text:p>16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#6</text:p>
          </table:table-cell>
          <table:table-cell office:value-type="float" office:value="1864.6001206683752" table:formula="of:=[.B77]+(0.05946*[.B77])" table:style-name="ce1">
            <text:p>1864.60012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13">
            <text:p>15</text:p>
          </table:table-cell>
          <table:table-cell office:value-type="float" office:value="8" table:style-name="ce13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975.4692438433167" table:formula="of:=[.B78]+(0.05946*[.B78])" table:style-name="ce1">
            <text:p>1975.46924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float" office:value="14" table:style-name="ce7">
            <text:p>14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11" table:style-name="ce11">
            <text:p>1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093.0050000000001" table:style-name="ce1">
            <text:p>2093.00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13">
            <text:p>15</text:p>
          </table:table-cell>
          <table:table-cell office:value-type="float" office:value="8" table:style-name="ce13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9">
            <text:p>C#7</text:p>
          </table:table-cell>
          <table:table-cell office:value-type="float" office:value="2217.4550773000001" table:formula="of:=[.B80]+(0.05946*[.B80])" table:style-name="ce9">
            <text:p>2217.4550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2349.304956196258" table:formula="of:=[.B81]+(0.05946*[.B81])" table:style-name="ce1">
            <text:p>2349.30495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#7</text:p>
          </table:table-cell>
          <table:table-cell office:value-type="float" office:value="2488.9946288916876" table:formula="of:=[.B82]+(0.05946*[.B82])" table:style-name="ce1">
            <text:p>2488.9946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13">
            <text:p>11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E7</text:p>
          </table:table-cell>
          <table:table-cell office:value-type="float" office:value="2636.9902495255874" table:formula="of:=[.B83]+(0.05946*[.B83])" table:style-name="ce9">
            <text:p>2636.99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2793.7856897623788" table:formula="of:=[.B84]+(0.05946*[.B84])" table:style-name="ce1">
            <text:p>2793.7856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#7</text:p>
          </table:table-cell>
          <table:table-cell office:value-type="float" office:value="2959.9041868756499" table:formula="of:=[.B85]+(0.05946*[.B85])" table:style-name="ce1">
            <text:p>2959.90418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9">
            <text:p>G7</text:p>
          </table:table-cell>
          <table:table-cell office:value-type="float" office:value="3135.9000898272761" table:formula="of:=[.B86]+(0.05946*[.B86])" table:style-name="ce9">
            <text:p>3135.900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#7</text:p>
          </table:table-cell>
          <table:table-cell office:value-type="float" office:value="3322.3607091684062" table:formula="of:=[.B87]+(0.05946*[.B87])" table:style-name="ce1">
            <text:p>3322.36070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">
            <text:p>A7</text:p>
          </table:table-cell>
          <table:table-cell office:value-type="float" office:value="3519.9082769355596" table:formula="of:=[.B88]+(0.05946*[.B88])" table:style-name="ce9">
            <text:p>3519.9082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#7</text:p>
          </table:table-cell>
          <table:table-cell office:value-type="float" office:value="3729.2020230821481" table:formula="of:=[.B89]+(0.05946*[.B89])" table:style-name="ce1">
            <text:p>3729.20202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9">
            <text:p>B7</text:p>
          </table:table-cell>
          <table:table-cell office:value-type="float" office:value="3950.9403753746128" table:formula="of:=[.B90]+(0.05946*[.B90])" table:style-name="ce9">
            <text:p>3950.9403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4186.009" table:style-name="ce1">
            <text:p>4186.00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">
            <text:p>C#8</text:p>
          </table:table-cell>
          <table:table-cell office:value-type="float" office:value="4434.9090951400003" table:formula="of:=[.B92]+(0.05946*[.B92])" table:style-name="ce9">
            <text:p>4434.9090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D8</text:p>
          </table:table-cell>
          <table:table-cell office:value-type="float" office:value="4698.608789937025" table:formula="of:=[.B93]+(0.05946*[.B93])" table:style-name="ce9">
            <text:p>4698.608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#8</text:p>
          </table:table-cell>
          <table:table-cell office:value-type="float" office:value="4977.9880685866801" table:formula="of:=[.B94]+(0.05946*[.B94])" table:style-name="ce1">
            <text:p>4977.98806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E8</text:p>
          </table:table-cell>
          <table:table-cell office:value-type="float" office:value="5273.9792391448445" table:formula="of:=[.B95]+(0.05946*[.B95])" table:style-name="ce9">
            <text:p>5273.9792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F8</text:p>
          </table:table-cell>
          <table:table-cell office:value-type="float" office:value="5587.5700447043973" table:formula="of:=[.B96]+(0.05946*[.B96])" table:style-name="ce9">
            <text:p>5587.5700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#8</text:p>
          </table:table-cell>
          <table:table-cell office:value-type="float" office:value="5919.8069595625211" table:formula="of:=[.B97]+(0.05946*[.B97])" table:style-name="ce1">
            <text:p>5919.8069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">
            <text:p>G8</text:p>
          </table:table-cell>
          <table:table-cell office:value-type="float" office:value="6271.798681378109" table:formula="of:=[.B98]+(0.05946*[.B98])" table:style-name="ce9">
            <text:p>6271.7986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G#8</text:p>
          </table:table-cell>
          <table:table-cell office:value-type="float" office:value="6644.719830972851" table:formula="of:=[.B99]+(0.05946*[.B99])" table:style-name="ce9">
            <text:p>6644.7198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A8</text:p>
          </table:table-cell>
          <table:table-cell office:value-type="float" office:value="7039.814872122497" table:formula="of:=[.B100]+(0.05946*[.B100])" table:style-name="ce9">
            <text:p>7039.8148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#8</text:p>
          </table:table-cell>
          <table:table-cell office:value-type="float" office:value="7458.4022644189008" table:formula="of:=[.B101]+(0.05946*[.B101])" table:style-name="ce1">
            <text:p>7458.40226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1">
            <text:p>11</text:p>
          </table:table-cell>
          <table:table-cell table:number-columns-repeated="16364"/>
        </table:table-row>
        <table:table-row table:style-name="ro1">
          <table:table-cell office:value-type="string" table:style-name="ce9">
            <text:p>B8</text:p>
          </table:table-cell>
          <table:table-cell office:value-type="float" office:value="7901.8788630612489" table:formula="of:=[.B102]+(0.05946*[.B102])" table:style-name="ce9">
            <text:p>7901.8788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C9</text:p>
          </table:table-cell>
          <table:table-cell office:value-type="float" office:value="8372.018" table:style-name="ce9">
            <text:p>8372.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C#9</text:p>
          </table:table-cell>
          <table:table-cell office:value-type="float" office:value="8869.8181902800006" table:formula="of:=[.B104]+(0.05946*[.B104])" table:style-name="ce9">
            <text:p>8869.818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D9</text:p>
          </table:table-cell>
          <table:table-cell office:value-type="float" office:value="9397.21757987405" table:formula="of:=[.B105]+(0.05946*[.B105])" table:style-name="ce9">
            <text:p>9397.217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D#9</text:p>
          </table:table-cell>
          <table:table-cell office:value-type="float" office:value="9955.9761371733603" table:formula="of:=[.B106]+(0.05946*[.B106])" table:style-name="ce14">
            <text:p>9955.9761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">
            <text:p>E9</text:p>
          </table:table-cell>
          <table:table-cell office:value-type="float" office:value="10547.958478289689" table:formula="of:=[.B107]+(0.05946*[.B107])" table:style-name="ce9">
            <text:p>10547.958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F9</text:p>
          </table:table-cell>
          <table:table-cell office:value-type="float" office:value="11175.140089408795" table:formula="of:=[.B108]+(0.05946*[.B108])" table:style-name="ce9">
            <text:p>11175.140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F#9</text:p>
          </table:table-cell>
          <table:table-cell office:value-type="float" office:value="11839.613919125042" table:formula="of:=[.B109]+(0.05946*[.B109])" table:style-name="ce9">
            <text:p>11839.613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G9</text:p>
          </table:table-cell>
          <table:table-cell office:value-type="float" office:value="12543.597362756218" table:formula="of:=[.B110]+(0.05946*[.B110])" table:style-name="ce9">
            <text:p>12543.597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G#9</text:p>
          </table:table-cell>
          <table:table-cell office:value-type="float" office:value="13289.439661945702" table:formula="of:=[.B111]+(0.05946*[.B111])" table:style-name="ce9">
            <text:p>13289.439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A9</text:p>
          </table:table-cell>
          <table:table-cell office:value-type="float" office:value="14079.629744244994" table:formula="of:=[.B112]+(0.05946*[.B112])" table:style-name="ce9">
            <text:p>14079.629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#9</text:p>
          </table:table-cell>
          <table:table-cell office:value-type="float" office:value="14916.804528837802" table:formula="of:=[.B113]+(0.05946*[.B113])" table:style-name="ce14">
            <text:p>14916.8045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table:number-columns-repeated="16364"/>
        </table:table-row>
        <table:table-row table:style-name="ro1">
          <table:table-cell office:value-type="string" table:style-name="ce9">
            <text:p>B9</text:p>
          </table:table-cell>
          <table:table-cell office:value-type="float" office:value="15803.757726122498" table:formula="of:=[.B114]+(0.05946*[.B114])" table:style-name="ce9">
            <text:p>15803.757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C10</text:p>
          </table:table-cell>
          <table:table-cell office:value-type="float" office:value="16744.036" table:style-name="ce9">
            <text:p>16744.0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C#10</text:p>
          </table:table-cell>
          <table:table-cell office:value-type="float" office:value="17739.636380560001" table:formula="of:=[.B116]+(0.05946*[.B116])" table:style-name="ce9">
            <text:p>17739.636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D10</text:p>
          </table:table-cell>
          <table:table-cell office:value-type="float" office:value="18794.4351597481" table:formula="of:=[.B117]+(0.05946*[.B117])" table:style-name="ce9">
            <text:p>18794.435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D#10</text:p>
          </table:table-cell>
          <table:table-cell office:value-type="float" office:value="19911.952274346721" table:formula="of:=[.B118]+(0.05946*[.B118])" table:style-name="ce9">
            <text:p>19911.952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E10</text:p>
          </table:table-cell>
          <table:table-cell office:value-type="float" office:value="21095.916956579378" table:formula="of:=[.B119]+(0.05946*[.B119])" table:style-name="ce9">
            <text:p>21095.916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F10</text:p>
          </table:table-cell>
          <table:table-cell office:value-type="float" office:value="22350.280178817589" table:formula="of:=[.B120]+(0.05946*[.B120])" table:style-name="ce9">
            <text:p>22350.28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F#10</text:p>
          </table:table-cell>
          <table:table-cell office:value-type="float" office:value="23679.227838250084" table:formula="of:=[.B121]+(0.05946*[.B121])" table:style-name="ce9">
            <text:p>23679.227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G10</text:p>
          </table:table-cell>
          <table:table-cell office:value-type="float" office:value="25087.194725512436" table:formula="of:=[.B122]+(0.05946*[.B122])" table:style-name="ce9">
            <text:p>25087.194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G#10</text:p>
          </table:table-cell>
          <table:table-cell office:value-type="float" office:value="26578.879323891404" table:formula="of:=[.B123]+(0.05946*[.B123])" table:style-name="ce9">
            <text:p>26578.879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A10</text:p>
          </table:table-cell>
          <table:table-cell office:value-type="float" office:value="28159.259488489988" table:formula="of:=[.B124]+(0.05946*[.B124])" table:style-name="ce9">
            <text:p>28159.259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#10</text:p>
          </table:table-cell>
          <table:table-cell office:value-type="float" office:value="29833.609057675603" table:formula="of:=[.B125]+(0.05946*[.B125])" table:style-name="ce14">
            <text:p>29833.60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11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9">
            <text:p>B10</text:p>
          </table:table-cell>
          <table:table-cell office:value-type="float" office:value="31607.515452244996" table:formula="of:=[.B126]+(0.05946*[.B126])" table:style-name="ce9">
            <text:p>31607.515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C11</text:p>
          </table:table-cell>
          <table:table-cell office:value-type="float" office:value="33488.072" table:formula="of:=[.B116]*2" table:style-name="ce9">
            <text:p>33488.072</text:p>
          </table:table-cell>
          <table:table-cell table:number-columns-repeated="16382" table:style-name="ce1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ffernan Matthew S CIV USAF AFMC AFRL/RISB</meta:initial-creator>
    <dc:creator>Heffernan Matthew S CIV USAF AFMC AFRL/RISB</dc:creator>
    <meta:creation-date>2020-10-29T19:53:12Z</meta:creation-date>
    <dc:date>2020-10-30T20:28:29Z</dc:date>
  </office:meta>
</office:document-meta>
</file>